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text-properties fo:language="cs" fo:country="CZ" officeooo:rsid="40ff9796" officeooo:paragraph-rsid="40ffad90"/>
    </style:style>
    <style:style style:name="P6" style:family="paragraph" style:parent-style-name="Text_20_body">
      <style:paragraph-properties fo:text-align="center" style:justify-single-word="false"/>
      <style:text-properties officeooo:paragraph-rsid="0ce719f8"/>
    </style:style>
    <style:style style:name="P7" style:family="paragraph" style:parent-style-name="Text_20_body">
      <style:text-properties fo:font-style="normal" officeooo:rsid="41018dce" officeooo:paragraph-rsid="41018dce" style:font-style-asian="normal" style:font-style-complex="normal"/>
    </style:style>
    <style:style style:name="P8" style:family="paragraph" style:parent-style-name="Text_20_body">
      <style:text-properties fo:font-style="normal" officeooo:rsid="40ffad90" officeooo:paragraph-rsid="421f3761" style:font-style-asian="normal" style:font-style-complex="normal"/>
    </style:style>
    <style:style style:name="P9" style:family="paragraph" style:parent-style-name="Text_20_body">
      <style:text-properties officeooo:rsid="1f724502" officeooo:paragraph-rsid="40ffad90"/>
    </style:style>
    <style:style style:name="P10" style:family="paragraph" style:parent-style-name="Text_20_body">
      <style:text-properties officeooo:rsid="19e5887b" officeooo:paragraph-rsid="40ff9796"/>
    </style:style>
    <style:style style:name="P11" style:family="paragraph" style:parent-style-name="Text_20_body">
      <style:text-properties officeooo:rsid="26a3593b" officeooo:paragraph-rsid="40ffcbe7"/>
    </style:style>
    <style:style style:name="P12" style:family="paragraph" style:parent-style-name="Text_20_body">
      <style:text-properties officeooo:rsid="3dc57f96" officeooo:paragraph-rsid="4106ee49"/>
    </style:style>
    <style:style style:name="P13" style:family="paragraph" style:parent-style-name="Text_20_body">
      <style:text-properties officeooo:rsid="17e3a390" officeooo:paragraph-rsid="40fec6d5"/>
    </style:style>
    <style:style style:name="P14" style:family="paragraph" style:parent-style-name="Text_20_body">
      <style:text-properties officeooo:rsid="3f2c1347" officeooo:paragraph-rsid="40ff6eb5"/>
    </style:style>
    <style:style style:name="P15" style:family="paragraph" style:parent-style-name="Text_20_body">
      <style:text-properties officeooo:rsid="3d0175eb" officeooo:paragraph-rsid="40ff6eb5"/>
    </style:style>
    <style:style style:name="P16" style:family="paragraph" style:parent-style-name="Text_20_body">
      <style:text-properties officeooo:rsid="3d0175eb" officeooo:paragraph-rsid="4221092e"/>
    </style:style>
    <style:style style:name="P17" style:family="paragraph" style:parent-style-name="Text_20_body">
      <style:text-properties officeooo:paragraph-rsid="40ffad90"/>
    </style:style>
    <style:style style:name="P18" style:family="paragraph" style:parent-style-name="Text_20_body">
      <style:text-properties officeooo:rsid="40ff6eb5" officeooo:paragraph-rsid="40ff6eb5"/>
    </style:style>
    <style:style style:name="P19" style:family="paragraph" style:parent-style-name="Text_20_body">
      <style:text-properties officeooo:rsid="40ffad90" officeooo:paragraph-rsid="40ffad90"/>
    </style:style>
    <style:style style:name="P20" style:family="paragraph" style:parent-style-name="Text_20_body">
      <style:text-properties officeooo:rsid="41018dce" officeooo:paragraph-rsid="41018dce"/>
    </style:style>
    <style:style style:name="P21" style:family="paragraph" style:parent-style-name="Text_20_body">
      <style:text-properties officeooo:paragraph-rsid="421f3761"/>
    </style:style>
    <style:style style:name="P22" style:family="paragraph" style:parent-style-name="Text_20_body">
      <style:text-properties officeooo:paragraph-rsid="422feb86"/>
    </style:style>
    <style:style style:name="P23" style:family="paragraph" style:parent-style-name="Text_20_body">
      <style:text-properties officeooo:paragraph-rsid="42325009"/>
    </style:style>
    <style:style style:name="P2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2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31" style:family="paragraph" style:parent-style-name="Example_20_Header">
      <style:text-properties officeooo:paragraph-rsid="0ce95318"/>
    </style:style>
    <style:style style:name="P3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center" style:justify-single-word="false"/>
      <style:text-properties fo:font-size="22pt" officeooo:rsid="42438494" officeooo:paragraph-rsid="42438494" style:font-size-asian="22pt" style:font-size-complex="22pt"/>
    </style:style>
    <style:style style:name="P34" style:family="paragraph" style:parent-style-name="Heading_20_4">
      <style:text-properties officeooo:rsid="40505312" officeooo:paragraph-rsid="40ffad90"/>
    </style:style>
    <style:style style:name="P35" style:family="paragraph" style:parent-style-name="Heading_20_4">
      <style:text-properties officeooo:rsid="40fec6d5" officeooo:paragraph-rsid="40fec6d5"/>
    </style:style>
    <style:style style:name="P36" style:family="paragraph" style:parent-style-name="Heading_20_4">
      <style:text-properties officeooo:paragraph-rsid="40fec6d5"/>
    </style:style>
    <style:style style:name="P37" style:family="paragraph" style:parent-style-name="Heading_20_4">
      <style:text-properties officeooo:paragraph-rsid="40ff6eb5"/>
    </style:style>
    <style:style style:name="P38" style:family="paragraph" style:parent-style-name="Heading_20_4">
      <style:text-properties officeooo:paragraph-rsid="40ff9796"/>
    </style:style>
    <style:style style:name="P39" style:family="paragraph" style:parent-style-name="Heading_20_4">
      <style:text-properties officeooo:paragraph-rsid="4106ee49"/>
    </style:style>
    <style:style style:name="P40" style:family="paragraph" style:parent-style-name="Heading_20_4">
      <style:text-properties officeooo:paragraph-rsid="40ffad90"/>
    </style:style>
    <style:style style:name="P41" style:family="paragraph" style:parent-style-name="Heading_20_4">
      <style:text-properties officeooo:paragraph-rsid="41099479"/>
    </style:style>
    <style:style style:name="P42" style:family="paragraph" style:parent-style-name="Heading_20_4">
      <style:text-properties officeooo:rsid="40ffad90" officeooo:paragraph-rsid="40ffad90"/>
    </style:style>
    <style:style style:name="P4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4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45" style:family="paragraph" style:parent-style-name="Text_20_body" style:list-style-name="L156">
      <style:text-properties officeooo:rsid="1f9eac7b" officeooo:paragraph-rsid="40ffad90" fo:background-color="transparent"/>
    </style:style>
    <style:style style:name="P46" style:family="paragraph" style:parent-style-name="Text_20_body" style:list-style-name="L157">
      <style:text-properties officeooo:rsid="2725b06c" officeooo:paragraph-rsid="40ffad90" fo:background-color="transparent"/>
    </style:style>
    <style:style style:name="P47" style:family="paragraph" style:parent-style-name="Text_20_body" style:list-style-name="L157">
      <style:text-properties officeooo:rsid="3c0a96df" officeooo:paragraph-rsid="40ffad90" fo:background-color="transparent"/>
    </style:style>
    <style:style style:name="P48" style:family="paragraph" style:parent-style-name="Text_20_body" style:list-style-name="L157">
      <style:text-properties officeooo:rsid="3f676b5f" officeooo:paragraph-rsid="40ffad90" fo:background-color="transparent"/>
    </style:style>
    <style:style style:name="P49" style:family="paragraph" style:parent-style-name="Text_20_body" style:list-style-name="L71">
      <style:text-properties officeooo:paragraph-rsid="40fec6d5"/>
    </style:style>
    <style:style style:name="P50" style:family="paragraph" style:parent-style-name="Text_20_body" style:list-style-name="L71">
      <style:text-properties officeooo:rsid="40631d3d" officeooo:paragraph-rsid="40fec6d5"/>
    </style:style>
    <style:style style:name="P51" style:family="paragraph" style:parent-style-name="Text_20_body" style:list-style-name="L147">
      <style:text-properties officeooo:rsid="2554a1de" officeooo:paragraph-rsid="40fec6d5"/>
    </style:style>
    <style:style style:name="P52" style:family="paragraph" style:parent-style-name="Text_20_body" style:list-style-name="L147">
      <style:text-properties officeooo:rsid="3e88d409" officeooo:paragraph-rsid="40fec6d5"/>
    </style:style>
    <style:style style:name="P53" style:family="paragraph" style:parent-style-name="Text_20_body" style:list-style-name="L147">
      <style:text-properties officeooo:rsid="023fd48c" officeooo:paragraph-rsid="40fec6d5"/>
    </style:style>
    <style:style style:name="P54" style:family="paragraph" style:parent-style-name="Text_20_body" style:list-style-name="L147">
      <style:text-properties officeooo:rsid="3e31db64" officeooo:paragraph-rsid="40fec6d5"/>
    </style:style>
    <style:style style:name="P55" style:family="paragraph" style:parent-style-name="Text_20_body" style:list-style-name="L147">
      <style:text-properties officeooo:rsid="3e24077f" officeooo:paragraph-rsid="40fec6d5"/>
    </style:style>
    <style:style style:name="P56" style:family="paragraph" style:parent-style-name="Text_20_body" style:list-style-name="L147">
      <style:text-properties officeooo:rsid="1cf214c9" officeooo:paragraph-rsid="40fec6d5"/>
    </style:style>
    <style:style style:name="P57" style:family="paragraph" style:parent-style-name="Text_20_body" style:list-style-name="L147">
      <style:text-properties officeooo:rsid="1f3ea2e3" officeooo:paragraph-rsid="40fec6d5"/>
    </style:style>
    <style:style style:name="P58" style:family="paragraph" style:parent-style-name="Text_20_body" style:list-style-name="L147">
      <style:text-properties officeooo:rsid="1cf2501e" officeooo:paragraph-rsid="40fec6d5"/>
    </style:style>
    <style:style style:name="P59" style:family="paragraph" style:parent-style-name="Text_20_body" style:list-style-name="L147">
      <style:text-properties officeooo:rsid="1d0d8164" officeooo:paragraph-rsid="40fec6d5"/>
    </style:style>
    <style:style style:name="P60" style:family="paragraph" style:parent-style-name="Text_20_body" style:list-style-name="L147">
      <style:text-properties officeooo:rsid="40505312" officeooo:paragraph-rsid="40fec6d5"/>
    </style:style>
    <style:style style:name="P61" style:family="paragraph" style:parent-style-name="Text_20_body" style:list-style-name="L148">
      <style:text-properties officeooo:rsid="25258903" officeooo:paragraph-rsid="40fec6d5"/>
    </style:style>
    <style:style style:name="P62" style:family="paragraph" style:parent-style-name="Text_20_body" style:list-style-name="L149">
      <style:text-properties officeooo:rsid="19e29a33" officeooo:paragraph-rsid="40fec6d5"/>
    </style:style>
    <style:style style:name="P63" style:family="paragraph" style:parent-style-name="Text_20_body" style:list-style-name="L150">
      <style:text-properties officeooo:rsid="19e29a33" officeooo:paragraph-rsid="40fec6d5"/>
    </style:style>
    <style:style style:name="P64" style:family="paragraph" style:parent-style-name="Text_20_body" style:list-style-name="L151">
      <style:text-properties officeooo:rsid="19e29a33" officeooo:paragraph-rsid="40fec6d5"/>
    </style:style>
    <style:style style:name="P65" style:family="paragraph" style:parent-style-name="Text_20_body" style:list-style-name="L152">
      <style:text-properties officeooo:rsid="1d1d9988" officeooo:paragraph-rsid="40ff6eb5"/>
    </style:style>
    <style:style style:name="P66" style:family="paragraph" style:parent-style-name="Text_20_body" style:list-style-name="L152">
      <style:text-properties officeooo:rsid="3f8df1d0" officeooo:paragraph-rsid="40ff6eb5"/>
    </style:style>
    <style:style style:name="P67" style:family="paragraph" style:parent-style-name="Text_20_body" style:list-style-name="L153">
      <style:text-properties fo:font-style="normal" officeooo:rsid="3f2ae0ed" officeooo:paragraph-rsid="40ff6eb5" style:font-style-asian="normal" style:font-style-complex="normal"/>
    </style:style>
    <style:style style:name="P68" style:family="paragraph" style:parent-style-name="Text_20_body" style:list-style-name="L154">
      <style:text-properties officeooo:rsid="3f2e59a4" officeooo:paragraph-rsid="40ff6eb5"/>
    </style:style>
    <style:style style:name="P69" style:family="paragraph" style:parent-style-name="Text_20_body" style:list-style-name="L154">
      <style:text-properties officeooo:rsid="3f2c1347" officeooo:paragraph-rsid="40ff6eb5"/>
    </style:style>
    <style:style style:name="P70" style:family="paragraph" style:parent-style-name="Text_20_body" style:list-style-name="L155">
      <style:text-properties officeooo:rsid="19e5887b" officeooo:paragraph-rsid="40ff9796"/>
    </style:style>
    <style:style style:name="P71" style:family="paragraph" style:parent-style-name="Text_20_body" style:list-style-name="L158">
      <style:text-properties officeooo:rsid="1fa4b8bf" officeooo:paragraph-rsid="410f01d1"/>
    </style:style>
    <style:style style:name="P72" style:family="paragraph" style:parent-style-name="Text_20_body" style:list-style-name="L159">
      <style:text-properties officeooo:rsid="26992d29" officeooo:paragraph-rsid="40ffcbe7"/>
    </style:style>
    <style:style style:name="P73" style:family="paragraph" style:parent-style-name="Text_20_body" style:list-style-name="L160">
      <style:text-properties officeooo:rsid="269cbd15" officeooo:paragraph-rsid="40ffcbe7"/>
    </style:style>
    <style:style style:name="P74" style:family="paragraph" style:parent-style-name="Text_20_body" style:list-style-name="L160">
      <style:text-properties officeooo:rsid="3c763339" officeooo:paragraph-rsid="40ffcbe7"/>
    </style:style>
    <style:style style:name="P75" style:family="paragraph" style:parent-style-name="Text_20_body" style:list-style-name="L160">
      <style:text-properties officeooo:rsid="3e5a03e9" officeooo:paragraph-rsid="40ffcbe7"/>
    </style:style>
    <style:style style:name="P76" style:family="paragraph" style:parent-style-name="Text_20_body" style:list-style-name="L160">
      <style:text-properties officeooo:rsid="3e731095" officeooo:paragraph-rsid="40ffcbe7"/>
    </style:style>
    <style:style style:name="P77" style:family="paragraph" style:parent-style-name="Text_20_body" style:list-style-name="L160">
      <style:text-properties officeooo:rsid="3c61720d" officeooo:paragraph-rsid="40ffcbe7"/>
    </style:style>
    <style:style style:name="P78" style:family="paragraph" style:parent-style-name="Text_20_body" style:list-style-name="L160">
      <style:text-properties officeooo:rsid="269e503f" officeooo:paragraph-rsid="40ffcbe7"/>
    </style:style>
    <style:style style:name="P79" style:family="paragraph" style:parent-style-name="Text_20_body" style:list-style-name="L160">
      <style:text-properties officeooo:rsid="3d45c93d" officeooo:paragraph-rsid="40ffcbe7"/>
    </style:style>
    <style:style style:name="P80" style:family="paragraph" style:parent-style-name="Text_20_body" style:list-style-name="L160">
      <style:text-properties officeooo:rsid="406c8a35" officeooo:paragraph-rsid="40ffcbe7"/>
    </style:style>
    <style:style style:name="P81" style:family="paragraph" style:parent-style-name="Text_20_body" style:list-style-name="L160">
      <style:text-properties officeooo:rsid="2181dc18" officeooo:paragraph-rsid="40ffcbe7"/>
    </style:style>
    <style:style style:name="P82" style:family="paragraph" style:parent-style-name="Text_20_body" style:list-style-name="L160">
      <style:text-properties officeooo:rsid="3d33dbc1" officeooo:paragraph-rsid="40ffcbe7"/>
    </style:style>
    <style:style style:name="P83" style:family="paragraph" style:parent-style-name="Text_20_body" style:list-style-name="L162">
      <style:text-properties officeooo:rsid="40fec6d5" officeooo:paragraph-rsid="4241c897"/>
    </style:style>
    <style:style style:name="P84" style:family="paragraph" style:parent-style-name="Text_20_body">
      <style:text-properties officeooo:rsid="40fec6d5" officeooo:paragraph-rsid="4241c897"/>
    </style:style>
    <style:style style:name="P85" style:family="paragraph" style:parent-style-name="Text_20_body" style:list-style-name="L162">
      <style:text-properties officeooo:rsid="3e0307de" officeooo:paragraph-rsid="4241c897"/>
    </style:style>
    <style:style style:name="P86" style:family="paragraph" style:parent-style-name="Text_20_body" style:list-style-name="L152">
      <style:text-properties officeooo:paragraph-rsid="40ff6eb5"/>
    </style:style>
    <style:style style:name="P87" style:family="paragraph" style:parent-style-name="Text_20_body" style:list-style-name="L153">
      <style:text-properties officeooo:paragraph-rsid="40ff6eb5"/>
    </style:style>
    <style:style style:name="P88" style:family="paragraph" style:parent-style-name="Text_20_body" style:list-style-name="L153">
      <style:text-properties officeooo:rsid="40ff6eb5" officeooo:paragraph-rsid="421f3761"/>
    </style:style>
    <style:style style:name="P89" style:family="paragraph" style:parent-style-name="Text_20_body" style:list-style-name="L154">
      <style:text-properties officeooo:paragraph-rsid="40ff6eb5"/>
    </style:style>
    <style:style style:name="P90" style:family="paragraph" style:parent-style-name="Text_20_body" style:list-style-name="L154">
      <style:text-properties officeooo:rsid="408430cb" officeooo:paragraph-rsid="40ff6eb5"/>
    </style:style>
    <style:style style:name="P91" style:family="paragraph" style:parent-style-name="Text_20_body" style:list-style-name="L155">
      <style:text-properties officeooo:paragraph-rsid="40ff9796"/>
    </style:style>
    <style:style style:name="P92" style:family="paragraph" style:parent-style-name="Text_20_body" style:list-style-name="L157">
      <style:text-properties officeooo:paragraph-rsid="40ffad90"/>
    </style:style>
    <style:style style:name="P93" style:family="paragraph" style:parent-style-name="Text_20_body" style:list-style-name="L161">
      <style:text-properties officeooo:paragraph-rsid="40ffad90"/>
    </style:style>
    <style:style style:name="P94" style:family="paragraph" style:parent-style-name="Text_20_body" style:list-style-name="L162">
      <style:text-properties officeooo:rsid="4245c1b2" officeooo:paragraph-rsid="4241c897"/>
    </style:style>
    <style:style style:name="P95" style:family="paragraph" style:parent-style-name="Text_20_body">
      <style:text-properties officeooo:paragraph-rsid="0ce95318"/>
    </style:style>
    <style:style style:name="P96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fo:font-style="italic" officeooo:rsid="3f0202ee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3de01683" fo:background-color="transparent" loext:char-shading-value="0" style:font-style-asian="italic" style:font-style-complex="italic"/>
    </style:style>
    <style:style style:name="T3" style:family="text">
      <style:text-properties style:text-line-through-style="none" style:text-line-through-type="none" fo:font-style="italic" officeooo:rsid="3dce3982" fo:background-color="transparent" loext:char-shading-value="0" style:font-style-asian="italic" style:font-style-complex="italic"/>
    </style:style>
    <style:style style:name="T4" style:family="text">
      <style:text-properties style:text-line-through-style="none" style:text-line-through-type="none" officeooo:rsid="247bd336"/>
    </style:style>
    <style:style style:name="T5" style:family="text">
      <style:text-properties style:text-line-through-style="none" style:text-line-through-type="none" officeooo:rsid="269668ef"/>
    </style:style>
    <style:style style:name="T6" style:family="text">
      <style:text-properties style:text-line-through-style="none" style:text-line-through-type="none" fo:font-style="normal" officeooo:rsid="3f8fcede" style:font-style-asian="normal" style:font-style-complex="normal"/>
    </style:style>
    <style:style style:name="T7" style:family="text">
      <style:text-properties style:text-line-through-style="none" style:text-line-through-type="none" fo:font-style="normal" officeooo:rsid="3f0202ee" style:font-style-asian="normal" style:font-style-complex="normal"/>
    </style:style>
    <style:style style:name="T8" style:family="text">
      <style:text-properties style:text-line-through-style="none" style:text-line-through-type="none" fo:font-style="normal" officeooo:rsid="3de01683" fo:background-color="transparent" loext:char-shading-value="0" style:font-style-asian="normal" style:font-style-complex="normal"/>
    </style:style>
    <style:style style:name="T9" style:family="text">
      <style:text-properties style:text-line-through-style="none" style:text-line-through-type="none" fo:font-style="normal" officeooo:rsid="3def5bfb" fo:background-color="transparent" loext:char-shading-value="0" style:font-style-asian="normal" style:font-style-complex="normal"/>
    </style:style>
    <style:style style:name="T10" style:family="text">
      <style:text-properties style:text-line-through-style="none" style:text-line-through-type="none" fo:font-style="normal" officeooo:rsid="3d58d886" fo:background-color="transparent" loext:char-shading-value="0" style:font-style-asian="normal" style:font-style-complex="normal"/>
    </style:style>
    <style:style style:name="T11" style:family="text">
      <style:text-properties style:text-line-through-style="none" style:text-line-through-type="none" fo:font-style="normal" officeooo:rsid="3ddbeb9f" fo:background-color="transparent" loext:char-shading-value="0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3dce3982" fo:background-color="transparent" loext:char-shading-value="0" style:font-style-asian="normal" style:font-style-complex="normal"/>
    </style:style>
    <style:style style:name="T13" style:family="text">
      <style:text-properties style:text-line-through-style="none" style:text-line-through-type="none" officeooo:rsid="3f620290"/>
    </style:style>
    <style:style style:name="T14" style:family="text">
      <style:text-properties style:text-line-through-style="none" style:text-line-through-type="none" officeooo:rsid="3f65776a"/>
    </style:style>
    <style:style style:name="T15" style:family="text">
      <style:text-properties style:text-line-through-style="none" style:text-line-through-type="none" officeooo:rsid="3f8fcede"/>
    </style:style>
    <style:style style:name="T16" style:family="text">
      <style:text-properties style:text-line-through-style="none" style:text-line-through-type="none" officeooo:rsid="3f8df1d0"/>
    </style:style>
    <style:style style:name="T17" style:family="text">
      <style:text-properties style:text-line-through-style="none" style:text-line-through-type="none" officeooo:rsid="247aa9fe"/>
    </style:style>
    <style:style style:name="T18" style:family="text">
      <style:text-properties style:text-line-through-style="none" style:text-line-through-type="none" officeooo:rsid="3f0202ee"/>
    </style:style>
    <style:style style:name="T19" style:family="text">
      <style:text-properties fo:language="cs" fo:country="CZ"/>
    </style:style>
    <style:style style:name="T20" style:family="text">
      <style:text-properties fo:language="cs" fo:country="CZ" fo:font-style="italic" officeooo:rsid="3eb4b392" style:language-asian="cs" style:country-asian="CZ" style:font-style-asian="italic" style:font-style-complex="italic"/>
    </style:style>
    <style:style style:name="T21" style:family="text">
      <style:text-properties fo:language="cs" fo:country="CZ" fo:font-style="italic" officeooo:rsid="27f0e6cd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3fe59b2a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421cfd20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423f1750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42401df1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3eb4b392" fo:background-color="transparent" loext:char-shading-value="0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421cfd20" fo:background-color="transparent" loext:char-shading-value="0" style:language-asian="cs" style:country-asian="CZ" style:font-style-asian="italic" style:font-style-complex="italic"/>
    </style:style>
    <style:style style:name="T28" style:family="text">
      <style:text-properties fo:language="cs" fo:country="CZ" fo:font-style="normal" officeooo:rsid="27f0e6cd" style:language-asian="cs" style:country-asian="CZ" style:font-style-asian="normal" style:font-style-complex="normal"/>
    </style:style>
    <style:style style:name="T29" style:family="text">
      <style:text-properties fo:language="cs" fo:country="CZ" fo:font-style="normal" officeooo:rsid="3fe2b7e6" style:language-asian="cs" style:country-asian="CZ" style:font-style-asian="normal" style:font-style-complex="normal"/>
    </style:style>
    <style:style style:name="T30" style:family="text">
      <style:text-properties fo:language="cs" fo:country="CZ" fo:font-style="normal" officeooo:rsid="3fe3a28a" style:language-asian="cs" style:country-asian="CZ" style:font-style-asian="normal" style:font-style-complex="normal"/>
    </style:style>
    <style:style style:name="T31" style:family="text">
      <style:text-properties fo:language="cs" fo:country="CZ" fo:font-style="normal" officeooo:rsid="3fe59b2a" style:language-asian="cs" style:country-asian="CZ" style:font-style-asian="normal" style:font-style-complex="normal"/>
    </style:style>
    <style:style style:name="T32" style:family="text">
      <style:text-properties fo:language="cs" fo:country="CZ" fo:font-style="normal" officeooo:rsid="423de637" style:language-asian="cs" style:country-asian="CZ" style:font-style-asian="normal" style:font-style-complex="normal"/>
    </style:style>
    <style:style style:name="T33" style:family="text">
      <style:text-properties fo:language="cs" fo:country="CZ" fo:font-style="normal" officeooo:rsid="423f1750" style:language-asian="cs" style:country-asian="CZ" style:font-style-asian="normal" style:font-style-complex="normal"/>
    </style:style>
    <style:style style:name="T34" style:family="text">
      <style:text-properties fo:language="cs" fo:country="CZ" fo:font-style="normal" officeooo:rsid="42401df1" style:language-asian="cs" style:country-asian="CZ" style:font-style-asian="normal" style:font-style-complex="normal"/>
    </style:style>
    <style:style style:name="T35" style:family="text">
      <style:text-properties fo:language="cs" fo:country="CZ" fo:font-style="normal" fo:font-weight="normal" officeooo:rsid="27f0e6cd" style:language-asian="cs" style:country-asian="CZ" style:font-style-asian="normal" style:font-weight-asian="normal" style:font-style-complex="normal" style:font-weight-complex="normal"/>
    </style:style>
    <style:style style:name="T36" style:family="text">
      <style:text-properties fo:language="cs" fo:country="CZ" fo:font-style="normal" fo:font-weight="normal" officeooo:rsid="3c763339" style:language-asian="cs" style:country-asian="CZ" style:font-style-asian="normal" style:font-weight-asian="normal" style:font-style-complex="normal" style:font-weight-complex="normal"/>
    </style:style>
    <style:style style:name="T37" style:family="text">
      <style:text-properties fo:language="cs" fo:country="CZ" fo:font-style="normal" fo:font-weight="bold" officeooo:rsid="27f0e6cd" style:language-asian="cs" style:country-asian="CZ" style:font-style-asian="normal" style:font-weight-asian="bold" style:font-style-complex="normal" style:font-weight-complex="bold"/>
    </style:style>
    <style:style style:name="T38" style:family="text">
      <style:text-properties fo:language="cs" fo:country="CZ" fo:font-style="normal" officeooo:rsid="421cfd20" fo:background-color="transparent" loext:char-shading-value="0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422feb86" fo:background-color="transparent" loext:char-shading-value="0" style:language-asian="cs" style:country-asian="CZ" style:font-style-asian="normal" style:font-style-complex="normal"/>
    </style:style>
    <style:style style:name="T40" style:family="text">
      <style:text-properties fo:language="cs" fo:country="CZ" officeooo:rsid="16b81fd2"/>
    </style:style>
    <style:style style:name="T41" style:family="text">
      <style:text-properties fo:language="cs" fo:country="CZ" officeooo:rsid="395d89c3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252d7cd4" style:font-style-asian="italic" style:font-style-complex="italic"/>
    </style:style>
    <style:style style:name="T44" style:family="text">
      <style:text-properties fo:font-style="italic" officeooo:rsid="229f4bef" style:font-style-asian="italic" style:font-style-complex="italic"/>
    </style:style>
    <style:style style:name="T45" style:family="text">
      <style:text-properties fo:font-style="italic" officeooo:rsid="39a48878" style:font-style-asian="italic" style:font-style-complex="italic"/>
    </style:style>
    <style:style style:name="T46" style:family="text">
      <style:text-properties fo:font-style="italic" officeooo:rsid="3f9475dd" style:font-style-asian="italic" style:font-style-complex="italic"/>
    </style:style>
    <style:style style:name="T47" style:family="text">
      <style:text-properties fo:font-style="italic" officeooo:rsid="3ff7df0e" style:font-style-asian="italic" style:font-style-complex="italic"/>
    </style:style>
    <style:style style:name="T48" style:family="text">
      <style:text-properties fo:font-style="italic" officeooo:rsid="3ddd7fa6" style:font-style-asian="italic" style:font-style-complex="italic"/>
    </style:style>
    <style:style style:name="T49" style:family="text">
      <style:text-properties fo:font-style="italic" officeooo:rsid="40ff6eb5" style:font-style-asian="italic" style:font-style-complex="italic"/>
    </style:style>
    <style:style style:name="T50" style:family="text">
      <style:text-properties fo:font-style="italic" officeooo:rsid="421f3761" style:font-style-asian="italic" style:font-style-complex="italic"/>
    </style:style>
    <style:style style:name="T51" style:family="text">
      <style:text-properties fo:font-style="italic" officeooo:rsid="3f3f2fd9" style:font-style-asian="italic" style:font-style-complex="italic"/>
    </style:style>
    <style:style style:name="T52" style:family="text">
      <style:text-properties fo:font-style="italic" officeooo:rsid="423c21f1" style:font-style-asian="italic" style:font-style-complex="italic"/>
    </style:style>
    <style:style style:name="T53" style:family="text">
      <style:text-properties fo:font-style="italic" officeooo:rsid="3bd7d974" fo:background-color="transparent" loext:char-shading-value="0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3f896825" style:font-style-asian="italic" style:font-weight-asian="normal" style:font-style-complex="italic" style:font-weight-complex="normal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2643a342" style:font-style-asian="normal" style:font-style-complex="normal"/>
    </style:style>
    <style:style style:name="T58" style:family="text">
      <style:text-properties fo:font-style="normal" officeooo:rsid="266616ba" style:font-style-asian="normal" style:font-style-complex="normal"/>
    </style:style>
    <style:style style:name="T59" style:family="text">
      <style:text-properties fo:font-style="normal" officeooo:rsid="39a48878" style:font-style-asian="normal" style:font-style-complex="normal"/>
    </style:style>
    <style:style style:name="T60" style:family="text">
      <style:text-properties fo:font-style="normal" officeooo:rsid="3a95f2d4" style:font-style-asian="normal" style:font-style-complex="normal"/>
    </style:style>
    <style:style style:name="T61" style:family="text">
      <style:text-properties fo:font-style="normal" officeooo:rsid="3a98b3ec" style:font-style-asian="normal" style:font-style-complex="normal"/>
    </style:style>
    <style:style style:name="T62" style:family="text">
      <style:text-properties fo:font-style="normal" officeooo:rsid="3a95f584" style:font-style-asian="normal" style:font-style-complex="normal"/>
    </style:style>
    <style:style style:name="T63" style:family="text">
      <style:text-properties fo:font-style="normal" officeooo:rsid="3a99fc7d" style:font-style-asian="normal" style:font-style-complex="normal"/>
    </style:style>
    <style:style style:name="T64" style:family="text">
      <style:text-properties fo:font-style="normal" officeooo:rsid="3aa8a74a" style:font-style-asian="normal" style:font-style-complex="normal"/>
    </style:style>
    <style:style style:name="T65" style:family="text">
      <style:text-properties fo:font-style="normal" officeooo:rsid="3b5f36bd" style:font-style-asian="normal" style:font-style-complex="normal"/>
    </style:style>
    <style:style style:name="T66" style:family="text">
      <style:text-properties fo:font-style="normal" officeooo:rsid="3bb0c1ce" style:font-style-asian="normal" style:font-style-complex="normal"/>
    </style:style>
    <style:style style:name="T67" style:family="text">
      <style:text-properties fo:font-style="normal" officeooo:rsid="3e9c97a9" style:font-style-asian="normal" style:font-style-complex="normal"/>
    </style:style>
    <style:style style:name="T68" style:family="text">
      <style:text-properties fo:font-style="normal" officeooo:rsid="3f0202ee" style:font-style-asian="normal" style:font-style-complex="normal"/>
    </style:style>
    <style:style style:name="T69" style:family="text">
      <style:text-properties fo:font-style="normal" officeooo:rsid="3f19aaaa" style:font-style-asian="normal" style:font-style-complex="normal"/>
    </style:style>
    <style:style style:name="T70" style:family="text">
      <style:text-properties fo:font-style="normal" officeooo:rsid="3f1db19d" style:font-style-asian="normal" style:font-style-complex="normal"/>
    </style:style>
    <style:style style:name="T71" style:family="text">
      <style:text-properties fo:font-style="normal" officeooo:rsid="3f2ae0ed" style:font-style-asian="normal" style:font-style-complex="normal"/>
    </style:style>
    <style:style style:name="T72" style:family="text">
      <style:text-properties fo:font-style="normal" officeooo:rsid="3f2c1347" style:font-style-asian="normal" style:font-style-complex="normal"/>
    </style:style>
    <style:style style:name="T73" style:family="text">
      <style:text-properties fo:font-style="normal" officeooo:rsid="3f2d27ea" style:font-style-asian="normal" style:font-style-complex="normal"/>
    </style:style>
    <style:style style:name="T74" style:family="text">
      <style:text-properties fo:font-style="normal" officeooo:rsid="3f33182c" style:font-style-asian="normal" style:font-style-complex="normal"/>
    </style:style>
    <style:style style:name="T75" style:family="text">
      <style:text-properties fo:font-style="normal" officeooo:rsid="3f331eab" style:font-style-asian="normal" style:font-style-complex="normal"/>
    </style:style>
    <style:style style:name="T76" style:family="text">
      <style:text-properties fo:font-style="normal" officeooo:rsid="3f35b5ac" style:font-style-asian="normal" style:font-style-complex="normal"/>
    </style:style>
    <style:style style:name="T77" style:family="text">
      <style:text-properties fo:font-style="normal" officeooo:rsid="3f44d274" style:font-style-asian="normal" style:font-style-complex="normal"/>
    </style:style>
    <style:style style:name="T78" style:family="text">
      <style:text-properties fo:font-style="normal" officeooo:rsid="3f2955a1" style:font-style-asian="normal" style:font-style-complex="normal"/>
    </style:style>
    <style:style style:name="T79" style:family="text">
      <style:text-properties fo:font-style="normal" officeooo:rsid="3f2f946e" style:font-style-asian="normal" style:font-style-complex="normal"/>
    </style:style>
    <style:style style:name="T80" style:family="text">
      <style:text-properties fo:font-style="normal" officeooo:rsid="3f9d44e3" style:font-style-asian="normal" style:font-style-complex="normal"/>
    </style:style>
    <style:style style:name="T81" style:family="text">
      <style:text-properties fo:font-style="normal" officeooo:rsid="3fd13d3c" style:font-style-asian="normal" style:font-style-complex="normal"/>
    </style:style>
    <style:style style:name="T82" style:family="text">
      <style:text-properties fo:font-style="normal" officeooo:rsid="3fd1c6df" style:font-style-asian="normal" style:font-style-complex="normal"/>
    </style:style>
    <style:style style:name="T83" style:family="text">
      <style:text-properties fo:font-style="normal" officeooo:rsid="3fd21e6b" style:font-style-asian="normal" style:font-style-complex="normal"/>
    </style:style>
    <style:style style:name="T84" style:family="text">
      <style:text-properties fo:font-style="normal" officeooo:rsid="3ff7df0e" style:font-style-asian="normal" style:font-style-complex="normal"/>
    </style:style>
    <style:style style:name="T85" style:family="text">
      <style:text-properties fo:font-style="normal" officeooo:rsid="3ff8ed03" style:font-style-asian="normal" style:font-style-complex="normal"/>
    </style:style>
    <style:style style:name="T86" style:family="text">
      <style:text-properties fo:font-style="normal" officeooo:rsid="409fce6e" style:font-style-asian="normal" style:font-style-complex="normal"/>
    </style:style>
    <style:style style:name="T87" style:family="text">
      <style:text-properties fo:font-style="normal" officeooo:rsid="229f4bef" style:font-style-asian="normal" style:font-style-complex="normal"/>
    </style:style>
    <style:style style:name="T88" style:family="text">
      <style:text-properties fo:font-style="normal" officeooo:rsid="40ff6eb5" style:font-style-asian="normal" style:font-style-complex="normal"/>
    </style:style>
    <style:style style:name="T89" style:family="text">
      <style:text-properties fo:font-style="normal" officeooo:rsid="3e0307de" style:font-style-asian="normal" style:font-style-complex="normal"/>
    </style:style>
    <style:style style:name="T90" style:family="text">
      <style:text-properties fo:font-style="normal" officeooo:rsid="4103fb1a" style:font-style-asian="normal" style:font-style-complex="normal"/>
    </style:style>
    <style:style style:name="T91" style:family="text">
      <style:text-properties fo:font-style="normal" officeooo:rsid="3ddd7fa6" style:font-style-asian="normal" style:font-style-complex="normal"/>
    </style:style>
    <style:style style:name="T92" style:family="text">
      <style:text-properties fo:font-style="normal" officeooo:rsid="42259080" style:font-style-asian="normal" style:font-style-complex="normal"/>
    </style:style>
    <style:style style:name="T93" style:family="text">
      <style:text-properties fo:font-style="normal" officeooo:rsid="422655a2" style:font-style-asian="normal" style:font-style-complex="normal"/>
    </style:style>
    <style:style style:name="T94" style:family="text">
      <style:text-properties fo:font-style="normal" officeooo:rsid="422971c7" style:font-style-asian="normal" style:font-style-complex="normal"/>
    </style:style>
    <style:style style:name="T95" style:family="text">
      <style:text-properties fo:font-style="normal" officeooo:rsid="4229aa2b" style:font-style-asian="normal" style:font-style-complex="normal"/>
    </style:style>
    <style:style style:name="T96" style:family="text">
      <style:text-properties fo:font-style="normal" officeooo:rsid="3f9475dd" style:font-style-asian="normal" style:font-style-complex="normal"/>
    </style:style>
    <style:style style:name="T97" style:family="text">
      <style:text-properties fo:font-style="normal" officeooo:rsid="422bff43" style:font-style-asian="normal" style:font-style-complex="normal"/>
    </style:style>
    <style:style style:name="T98" style:family="text">
      <style:text-properties fo:font-style="normal" officeooo:rsid="422c47b4" style:font-style-asian="normal" style:font-style-complex="normal"/>
    </style:style>
    <style:style style:name="T99" style:family="text">
      <style:text-properties fo:font-style="normal" officeooo:rsid="4238ef25" style:font-style-asian="normal" style:font-style-complex="normal"/>
    </style:style>
    <style:style style:name="T100" style:family="text">
      <style:text-properties fo:font-style="normal" officeooo:rsid="424948e8" style:font-style-asian="normal" style:font-style-complex="normal"/>
    </style:style>
    <style:style style:name="T101" style:family="text">
      <style:text-properties fo:font-style="normal" officeooo:rsid="40fec6d5" style:font-style-asian="normal" style:font-style-complex="normal"/>
    </style:style>
    <style:style style:name="T102" style:family="text">
      <style:text-properties fo:font-style="normal" officeooo:rsid="3bd7d974" fo:background-color="transparent" loext:char-shading-value="0" style:font-style-asian="normal" style:font-style-complex="normal"/>
    </style:style>
    <style:style style:name="T103" style:family="text">
      <style:text-properties fo:font-style="normal" officeooo:rsid="41053b1d" fo:background-color="transparent" loext:char-shading-value="0" style:font-style-asian="normal" style:font-style-complex="normal"/>
    </style:style>
    <style:style style:name="T104" style:family="text">
      <style:text-properties fo:font-style="normal" officeooo:rsid="3a8089af" fo:background-color="transparent" loext:char-shading-value="0" style:font-style-asian="normal" style:font-style-complex="normal"/>
    </style:style>
    <style:style style:name="T105" style:family="text">
      <style:text-properties fo:font-style="normal" officeooo:rsid="4111e701" fo:background-color="transparent" loext:char-shading-value="0" style:font-style-asian="normal" style:font-style-complex="normal"/>
    </style:style>
    <style:style style:name="T106" style:family="text">
      <style:text-properties fo:font-style="normal" officeooo:rsid="42325009" fo:background-color="transparent" loext:char-shading-value="0" style:font-style-asian="normal" style:font-style-complex="normal"/>
    </style:style>
    <style:style style:name="T107" style:family="text">
      <style:text-properties fo:font-style="normal" officeooo:rsid="42343cb7" fo:background-color="transparent" loext:char-shading-value="0" style:font-style-asian="normal" style:font-style-complex="normal"/>
    </style:style>
    <style:style style:name="T108" style:family="text">
      <style:text-properties fo:font-style="normal" officeooo:rsid="4234dcd6" fo:background-color="transparent" loext:char-shading-value="0" style:font-style-asian="normal" style:font-style-complex="normal"/>
    </style:style>
    <style:style style:name="T109" style:family="text">
      <style:text-properties fo:font-style="normal" officeooo:rsid="42356d2b" fo:background-color="transparent" loext:char-shading-value="0" style:font-style-asian="normal" style:font-style-complex="normal"/>
    </style:style>
    <style:style style:name="T110" style:family="text">
      <style:text-properties fo:font-weight="bold" officeooo:rsid="3e0307de" style:font-weight-asian="bold" style:font-weight-complex="bold"/>
    </style:style>
    <style:style style:name="T111" style:family="text">
      <style:text-properties officeooo:rsid="2554a1de"/>
    </style:style>
    <style:style style:name="T112" style:family="text">
      <style:text-properties officeooo:rsid="1cee05c8"/>
    </style:style>
    <style:style style:name="T113" style:family="text">
      <style:text-properties officeooo:rsid="1cfa83a5"/>
    </style:style>
    <style:style style:name="T114" style:family="text">
      <style:text-properties officeooo:rsid="1d14e3d8"/>
    </style:style>
    <style:style style:name="T115" style:family="text">
      <style:text-properties officeooo:rsid="19e52a5d"/>
    </style:style>
    <style:style style:name="T116" style:family="text">
      <style:text-properties officeooo:rsid="217d02ee" fo:background-color="transparent" loext:char-shading-value="0"/>
    </style:style>
    <style:style style:name="T117" style:family="text">
      <style:text-properties officeooo:rsid="268c50a4" fo:background-color="transparent" loext:char-shading-value="0"/>
    </style:style>
    <style:style style:name="T118" style:family="text">
      <style:text-properties officeooo:rsid="268dc65d" fo:background-color="transparent" loext:char-shading-value="0"/>
    </style:style>
    <style:style style:name="T119" style:family="text">
      <style:text-properties officeooo:rsid="27156c24" fo:background-color="transparent" loext:char-shading-value="0"/>
    </style:style>
    <style:style style:name="T120" style:family="text">
      <style:text-properties officeooo:rsid="272b165f" fo:background-color="transparent" loext:char-shading-value="0"/>
    </style:style>
    <style:style style:name="T121" style:family="text">
      <style:text-properties officeooo:rsid="27487751" fo:background-color="transparent" loext:char-shading-value="0"/>
    </style:style>
    <style:style style:name="T122" style:family="text">
      <style:text-properties officeooo:rsid="3992ce83" fo:background-color="transparent" loext:char-shading-value="0"/>
    </style:style>
    <style:style style:name="T123" style:family="text">
      <style:text-properties officeooo:rsid="273ba786" fo:background-color="transparent" loext:char-shading-value="0"/>
    </style:style>
    <style:style style:name="T124" style:family="text">
      <style:text-properties officeooo:rsid="39b42039" fo:background-color="transparent" loext:char-shading-value="0"/>
    </style:style>
    <style:style style:name="T125" style:family="text">
      <style:text-properties officeooo:rsid="3b96ae07" fo:background-color="transparent" loext:char-shading-value="0"/>
    </style:style>
    <style:style style:name="T126" style:family="text">
      <style:text-properties officeooo:rsid="275149cc" fo:background-color="transparent" loext:char-shading-value="0"/>
    </style:style>
    <style:style style:name="T127" style:family="text">
      <style:text-properties officeooo:rsid="1fa9862b" fo:background-color="transparent" loext:char-shading-value="0"/>
    </style:style>
    <style:style style:name="T128" style:family="text">
      <style:text-properties officeooo:rsid="1f765eb8" fo:background-color="transparent" loext:char-shading-value="0"/>
    </style:style>
    <style:style style:name="T129" style:family="text">
      <style:text-properties officeooo:rsid="41053b1d" fo:background-color="transparent" loext:char-shading-value="0"/>
    </style:style>
    <style:style style:name="T130" style:family="text">
      <style:text-properties officeooo:rsid="422f2c7a" fo:background-color="transparent" loext:char-shading-value="0"/>
    </style:style>
    <style:style style:name="T131" style:family="text">
      <style:text-properties officeooo:rsid="422feb86" fo:background-color="transparent" loext:char-shading-value="0"/>
    </style:style>
    <style:style style:name="T132" style:family="text">
      <style:text-properties officeooo:rsid="42325009" fo:background-color="transparent" loext:char-shading-value="0"/>
    </style:style>
    <style:style style:name="T133" style:family="text">
      <style:text-properties officeooo:rsid="42343cb7" fo:background-color="transparent" loext:char-shading-value="0"/>
    </style:style>
    <style:style style:name="T134" style:family="text">
      <style:text-properties officeooo:rsid="25e1b87e"/>
    </style:style>
    <style:style style:name="T135" style:family="text">
      <style:text-properties officeooo:rsid="25f765f3"/>
    </style:style>
    <style:style style:name="T136" style:family="text">
      <style:text-properties officeooo:rsid="1dc8db78"/>
    </style:style>
    <style:style style:name="T137" style:family="text">
      <style:text-properties officeooo:rsid="26776c49"/>
    </style:style>
    <style:style style:name="T138" style:family="text">
      <style:text-properties officeooo:rsid="26a0a888"/>
    </style:style>
    <style:style style:name="T139" style:family="text">
      <style:text-properties officeooo:rsid="26a0d4ee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4035a86a" style:font-weight-asian="normal" style:font-weight-complex="normal"/>
    </style:style>
    <style:style style:name="T142" style:family="text">
      <style:text-properties fo:font-weight="normal" officeooo:rsid="398dd07b" style:font-weight-asian="normal" style:font-weight-complex="normal"/>
    </style:style>
    <style:style style:name="T143" style:family="text">
      <style:text-properties officeooo:rsid="277393fc"/>
    </style:style>
    <style:style style:name="T144" style:family="text">
      <style:text-properties officeooo:rsid="2773a9d1"/>
    </style:style>
    <style:style style:name="T145" style:family="text">
      <style:text-properties officeooo:rsid="395d80a2"/>
    </style:style>
    <style:style style:name="T146" style:family="text">
      <style:text-properties officeooo:rsid="3c0cf6c5"/>
    </style:style>
    <style:style style:name="T147" style:family="text">
      <style:text-properties officeooo:rsid="3c2968e5"/>
    </style:style>
    <style:style style:name="T148" style:family="text">
      <style:text-properties officeooo:rsid="3d5c058b"/>
    </style:style>
    <style:style style:name="T149" style:family="text">
      <style:text-properties officeooo:rsid="3d8bd2d0"/>
    </style:style>
    <style:style style:name="T150" style:family="text">
      <style:text-properties officeooo:rsid="3e0307de"/>
    </style:style>
    <style:style style:name="T151" style:family="text">
      <style:text-properties officeooo:rsid="3e2601e3"/>
    </style:style>
    <style:style style:name="T152" style:family="text">
      <style:text-properties officeooo:rsid="3e2ad733"/>
    </style:style>
    <style:style style:name="T153" style:family="text">
      <style:text-properties officeooo:rsid="3e3fb82e"/>
    </style:style>
    <style:style style:name="T154" style:family="text">
      <style:text-properties officeooo:rsid="3e3fcc34"/>
    </style:style>
    <style:style style:name="T155" style:family="text">
      <style:text-properties officeooo:rsid="3e88d409"/>
    </style:style>
    <style:style style:name="T156" style:family="text">
      <style:text-properties officeooo:rsid="3e8a6f9a"/>
    </style:style>
    <style:style style:name="T157" style:family="text">
      <style:text-properties officeooo:rsid="3efba593"/>
    </style:style>
    <style:style style:name="T158" style:family="text">
      <style:text-properties officeooo:rsid="3f2e59a4"/>
    </style:style>
    <style:style style:name="T159" style:family="text">
      <style:text-properties officeooo:rsid="3f2f946e"/>
    </style:style>
    <style:style style:name="T160" style:family="text">
      <style:text-properties officeooo:rsid="3f31534e"/>
    </style:style>
    <style:style style:name="T161" style:family="text">
      <style:text-properties officeooo:rsid="3f3f2fd9"/>
    </style:style>
    <style:style style:name="T162" style:family="text">
      <style:text-properties officeooo:rsid="3f4f0b52"/>
    </style:style>
    <style:style style:name="T163" style:family="text">
      <style:text-properties officeooo:rsid="3f7a8cbd"/>
    </style:style>
    <style:style style:name="T164" style:family="text">
      <style:text-properties officeooo:rsid="3f9475dd"/>
    </style:style>
    <style:style style:name="T165" style:family="text">
      <style:text-properties officeooo:rsid="3f9cdd66"/>
    </style:style>
    <style:style style:name="T166" style:family="text">
      <style:text-properties officeooo:rsid="3fe6522f"/>
    </style:style>
    <style:style style:name="T167" style:family="text">
      <style:text-properties officeooo:rsid="3fea8e2b"/>
    </style:style>
    <style:style style:name="T168" style:family="text">
      <style:text-properties officeooo:rsid="3f2c1347"/>
    </style:style>
    <style:style style:name="T169" style:family="text">
      <style:text-properties officeooo:rsid="4035a86a"/>
    </style:style>
    <style:style style:name="T170" style:family="text">
      <style:text-properties style:language-asian="cs" style:country-asian="CZ"/>
    </style:style>
    <style:style style:name="T171" style:family="text">
      <style:text-properties officeooo:rsid="404d1cf3" style:language-asian="cs" style:country-asian="CZ"/>
    </style:style>
    <style:style style:name="T172" style:family="text">
      <style:text-properties officeooo:rsid="4052fb12" style:language-asian="cs" style:country-asian="CZ"/>
    </style:style>
    <style:style style:name="T173" style:family="text">
      <style:text-properties officeooo:rsid="40ff9796" style:language-asian="cs" style:country-asian="CZ"/>
    </style:style>
    <style:style style:name="T174" style:family="text">
      <style:text-properties officeooo:rsid="41050bb2" style:language-asian="cs" style:country-asian="CZ"/>
    </style:style>
    <style:style style:name="T175" style:family="text">
      <style:text-properties officeooo:rsid="404009e1"/>
    </style:style>
    <style:style style:name="T176" style:family="text">
      <style:text-properties officeooo:rsid="4043481b"/>
    </style:style>
    <style:style style:name="T177" style:family="text">
      <style:text-properties officeooo:rsid="40530e74"/>
    </style:style>
    <style:style style:name="T178" style:family="text">
      <style:text-properties officeooo:rsid="269e503f"/>
    </style:style>
    <style:style style:name="T179" style:family="text">
      <style:text-properties officeooo:rsid="40551915"/>
    </style:style>
    <style:style style:name="T180" style:family="text">
      <style:text-properties officeooo:rsid="405a4696"/>
    </style:style>
    <style:style style:name="T181" style:family="text">
      <style:text-properties officeooo:rsid="405b92f2"/>
    </style:style>
    <style:style style:name="T182" style:family="text">
      <style:text-properties officeooo:rsid="406c8a35"/>
    </style:style>
    <style:style style:name="T183" style:family="text">
      <style:text-properties officeooo:rsid="409bce2b"/>
    </style:style>
    <style:style style:name="T184" style:family="text">
      <style:text-properties officeooo:rsid="40ff9796"/>
    </style:style>
    <style:style style:name="T185" style:family="text">
      <style:text-properties officeooo:rsid="3a9f4035"/>
    </style:style>
    <style:style style:name="T186" style:family="text">
      <style:text-properties officeooo:rsid="410d52db"/>
    </style:style>
    <style:style style:name="T187" style:family="text">
      <style:text-properties officeooo:rsid="421f3761"/>
    </style:style>
    <style:style style:name="T188" style:family="text">
      <style:text-properties officeooo:rsid="4221c8de"/>
    </style:style>
    <style:style style:name="T189" style:family="text">
      <style:text-properties officeooo:rsid="4222d037"/>
    </style:style>
    <style:style style:name="T190" style:family="text">
      <style:text-properties officeooo:rsid="422d4b39"/>
    </style:style>
    <style:style style:name="T191" style:family="text">
      <style:text-properties officeooo:rsid="42374501"/>
    </style:style>
    <style:style style:name="T192" style:family="text">
      <style:text-properties officeooo:rsid="423a915d"/>
    </style:style>
    <style:style style:name="T193" style:family="text">
      <style:text-properties officeooo:rsid="423b5e85"/>
    </style:style>
    <style:style style:name="T194" style:family="text">
      <style:text-properties officeooo:rsid="423c21f1"/>
    </style:style>
    <style:style style:name="T195" style:family="text">
      <style:text-properties officeooo:rsid="4241c897"/>
    </style:style>
    <style:style style:name="T196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Text_20_body"/>
      <text:p text:style-name="Text_20_body"/>
      <text:p text:style-name="P29">Dračák</text:p>
      <text:p text:style-name="P24"/>
      <text:p text:style-name="P24"/>
      <text:p text:style-name="P30">podle staré školy</text:p>
      <text:p text:style-name="P25"/>
      <text:p text:style-name="P26"/>
      <text:p text:style-name="P33">VÝCUC PRAVIDEL PRO BOJ</text:p>
      <text:p text:style-name="P25"/>
      <text:p text:style-name="P25"/>
      <text:p text:style-name="P25"/>
      <text:p text:style-name="P25"/>
      <text:p text:style-name="P27">Společenská hra na prožívání příběhů</text:p>
      <text:p text:style-name="P27"/>
      <text:p text:style-name="P28"/>
      <text:p text:style-name="P2">Michal Světlý</text:p>
      <text:p text:style-name="P6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43"><text:a xlink:type="simple" xlink:href="#__RefHeading___Toc39183_1173674893" text:style-name="Internet_20_link" text:visited-style-name="Internet_20_link">Výcuc pravidel pro boj</text:a><text:tab/>3</text:p>
          <text:p text:style-name="P32"><text:a xlink:type="simple" xlink:href="#__RefHeading___Toc39185_1173674893" text:style-name="Internet_20_link" text:visited-style-name="Internet_20_link">Boj</text:a><text:tab/>3</text:p>
          <text:p text:style-name="P96"><text:a xlink:type="simple" xlink:href="#__RefHeading___Toc55808_3418939573" text:style-name="Internet_20_link" text:visited-style-name="Internet_20_link">Průběh boje</text:a><text:tab/>3</text:p>
          <text:p text:style-name="P96"><text:a xlink:type="simple" xlink:href="#__RefHeading___Toc55810_3418939573" text:style-name="Internet_20_link" text:visited-style-name="Internet_20_link">V jednom kole stihneš například</text:a><text:tab/>3</text:p>
          <text:p text:style-name="P96"><text:a xlink:type="simple" xlink:href="#__RefHeading___Toc55812_3418939573" text:style-name="Internet_20_link" text:visited-style-name="Internet_20_link">Vzdálenost</text:a><text:tab/>4</text:p>
          <text:p text:style-name="P96"><text:a xlink:type="simple" xlink:href="#__RefHeading___Toc55814_3418939573" text:style-name="Internet_20_link" text:visited-style-name="Internet_20_link">Rychlost</text:a><text:tab/>5</text:p>
          <text:p text:style-name="P96"><text:a xlink:type="simple" xlink:href="#__RefHeading___Toc55816_3418939573" text:style-name="Internet_20_link" text:visited-style-name="Internet_20_link">Hod na útok a na obranu</text:a><text:tab/>5</text:p>
          <text:p text:style-name="P96"><text:a xlink:type="simple" xlink:href="#__RefHeading___Toc55818_3418939573" text:style-name="Internet_20_link" text:visited-style-name="Internet_20_link">Pořadí házení</text:a><text:tab/>7</text:p>
          <text:p text:style-name="P96"><text:a xlink:type="simple" xlink:href="#__RefHeading___Toc55820_3418939573" text:style-name="Internet_20_link" text:visited-style-name="Internet_20_link">Útok na více protivníků</text:a><text:tab/>7</text:p>
          <text:p text:style-name="P96"><text:a xlink:type="simple" xlink:href="#__RefHeading___Toc55822_3418939573" text:style-name="Internet_20_link" text:visited-style-name="Internet_20_link">Boj na dálku</text:a><text:tab/>7</text:p>
          <text:p text:style-name="P96"><text:a xlink:type="simple" xlink:href="#__RefHeading___Toc55824_3418939573" text:style-name="Internet_20_link" text:visited-style-name="Internet_20_link">Přerušení soustředění</text:a><text:tab/>8</text:p>
          <text:p text:style-name="P96"><text:a xlink:type="simple" xlink:href="#__RefHeading___Toc55826_3418939573" text:style-name="Internet_20_link" text:visited-style-name="Internet_20_link">Výhody a nevýhody</text:a><text:tab/>8</text:p>
          <text:p text:style-name="P96"><text:a xlink:type="simple" xlink:href="#__RefHeading___Toc55828_3418939573" text:style-name="Internet_20_link" text:visited-style-name="Internet_20_link">Plná obrana</text:a><text:tab/>9</text:p>
          <text:p text:style-name="P96"><text:a xlink:type="simple" xlink:href="#__RefHeading___Toc25641_406846050111" text:style-name="Internet_20_link" text:visited-style-name="Internet_20_link">Klamný útok nebo jiná finta</text:a><text:tab/>9</text:p>
          <text:p text:style-name="P96"><text:a xlink:type="simple" xlink:href="#__RefHeading___Toc55830_3418939573" text:style-name="Internet_20_link" text:visited-style-name="Internet_20_link">Míření</text:a><text:tab/>9</text:p>
          <text:p text:style-name="P96"><text:a xlink:type="simple" xlink:href="#__RefHeading___Toc55832_3418939573" text:style-name="Internet_20_link" text:visited-style-name="Internet_20_link">Výsledek hodu na útok</text:a><text:tab/>9</text:p>
          <text:p text:style-name="P96"><text:a xlink:type="simple" xlink:href="#__RefHeading___Toc55834_3418939573" text:style-name="Internet_20_link" text:visited-style-name="Internet_20_link">Zranění kouzlem</text:a><text:tab/>11</text:p>
          <text:p text:style-name="P96"><text:a xlink:type="simple" xlink:href="#__RefHeading___Toc55836_3418939573" text:style-name="Internet_20_link" text:visited-style-name="Internet_20_link">Přidané zranění</text:a><text:tab/>11</text:p>
          <text:p text:style-name="P96"><text:a xlink:type="simple" xlink:href="#__RefHeading___Toc55838_3418939573" text:style-name="Internet_20_link" text:visited-style-name="Internet_20_link">Vyřazení z boje a bezvědomí</text:a><text:tab/>11</text:p>
          <text:p text:style-name="P96"><text:a xlink:type="simple" xlink:href="#__RefHeading___Toc55840_3418939573" text:style-name="Internet_20_link" text:visited-style-name="Internet_20_link">Dorážení protivníků</text:a><text:tab/>12</text:p>
        </text:index-body>
      </text:table-of-content>
      <text:p text:style-name="P3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Verze 0.<text:span text:style-name="T195">0</text:span></text:p>
      <text:h text:style-name="Heading_20_1" text:outline-level="1"><text:bookmark-start text:name="__RefHeading___Toc39183_1173674893"/>Výcuc pravidel <text:span text:style-name="T195">pro boj</text:span><text:bookmark-end text:name="__RefHeading___Toc39183_1173674893"/></text:h>
      <text:h text:style-name="Heading_20_2" text:outline-level="2"><text:bookmark-start text:name="__RefHeading___Toc39185_1173674893"/>Boj<text:bookmark-end text:name="__RefHeading___Toc39185_1173674893"/></text:h>
      <text:h text:style-name="Heading_20_4" text:outline-level="4"><text:bookmark-start text:name="__RefHeading___Toc55808_3418939573"/>Průběh boje<text:bookmark-end text:name="__RefHeading___Toc55808_3418939573"/></text:h>
      <text:p text:style-name="P84">Pán jeskyně popíše prostředí a situaci. Pak začínají bojová kola.</text:p>
      <text:list xml:id="list878776323" text:style-name="L162">
        <text:list-item>
          <text:p text:style-name="P83">Kolo představuje několik vteřin boje. Začíná vždy Pán jeskyně popisem toho, co dělají protivníci. Poté hráči říkají, co budou dělat jejich postavy <text:span text:style-name="T188">a jejich pomocníci</text:span>.</text:p>
        </text:list-item>
        <text:list-item>
          <text:p text:style-name="P83">Úmysly lze libovolně měnit. Když už je nikdo měnit nechce, začne se házet.</text:p>
        </text:list-item>
        <text:list-item>
          <text:p text:style-name="P85">Když <text:span text:style-name="T189">někoho ohrožuješ</text:span>, hází<text:span text:style-name="T189">š</text:span> proti <text:span text:style-name="T189">němu</text:span> <text:span text:style-name="T20">na ú</text:span><text:span text:style-name="T23">tok</text:span>. Když <text:span text:style-name="T189">někdo ohrožuje</text:span> tebe, <text:span text:style-name="T189">ale ty jeho ne,</text:span> házíš si proti němu <text:span text:style-name="T42">na obranu</text:span><text:span text:style-name="T56">.</text:span></text:p>
        </text:list-item>
        <text:list-item>
          <text:p text:style-name="P85"><text:span text:style-name="T56">Hází se v pořadí, v jakém na sebe </text:span><text:span text:style-name="T101">úmysly</text:span><text:span text:style-name="T56"> logicky navazují.</text:span></text:p>
        </text:list-item>
        <text:list-item>
          <text:p text:style-name="P94"><text:span text:style-name="T56">Rozdíl mezi tvým </text:span><text:span text:style-name="T100">hodem na útok</text:span><text:span text:style-name="T56"> a soupeřovým hodem určuje, kolik máš proti němu úspěchů. Za každý úspěch mu můžeš něco udělat.</text:span></text:p>
        </text:list-item>
      </text:list>
      <text:h text:style-name="P35" text:outline-level="4"><text:bookmark-start text:name="__RefHeading___Toc55810_3418939573"/>V jednom kole stihneš například<text:bookmark-end text:name="__RefHeading___Toc55810_3418939573"/></text:h>
      <text:list xml:id="list1764557585" text:style-name="L71">
        <text:list-item>
          <text:p text:style-name="P49">Srazit nepřítele na zem, tasit <text:span text:style-name="T163">dýku</text:span> a bodnout ho</text:p>
        </text:list-item>
        <text:list-item>
          <text:p text:style-name="P49">Tasit <text:span text:style-name="T156">jednoruční zbraň</text:span>, uběhnout <text:span text:style-name="T42">krátkou vzdálenost</text:span> a zaútočit</text:p>
        </text:list-item>
        <text:list-item>
          <text:p text:style-name="P50"><text:soft-page-break/>Sebrat ze země meč a rovnou jím někoho seknout</text:p>
        </text:list-item>
      </text:list>
      <text:list xml:id="list725315878" text:style-name="L147">
        <text:list-item>
          <text:p text:style-name="P51"><text:span text:style-name="T155">Přimáčknout protivníka ke stěně štítem</text:span> a bodnout ho zbraní</text:p>
        </text:list-item>
        <text:list-item>
          <text:p text:style-name="P52">Srazit <text:span text:style-name="T157">jej</text:span> na zem a zalehnout ho, aby nemohl vstát</text:p>
        </text:list-item>
        <text:list-item>
          <text:p text:style-name="P53"><text:span text:style-name="T112">N</text:span>abít luk a vystřelit</text:p>
        </text:list-item>
        <text:list-item>
          <text:p text:style-name="P54">Vystřelit z nabité zbraně a <text:span text:style-name="T154">začít</text:span> <text:span text:style-name="T153">utíkat</text:span></text:p>
        </text:list-item>
        <text:list-item>
          <text:p text:style-name="P55">Nabít kuši</text:p>
        </text:list-item>
        <text:list-item>
          <text:p text:style-name="P56">Sundat ze zad luk nebo jinou zbraň</text:p>
        </text:list-item>
        <text:list-item>
          <text:p text:style-name="P57">Opatrně něco položit na zem</text:p>
        </text:list-item>
        <text:list-item>
          <text:p text:style-name="P56">Sundat ze zad tornu</text:p>
        </text:list-item>
        <text:list-item>
          <text:p text:style-name="P56">Vyndat něco z<text:span text:style-name="T113">e sundané</text:span> torny</text:p>
        </text:list-item>
        <text:list-item>
          <text:p text:style-name="P58">Vypít <text:span text:style-name="T111">připravený</text:span> lektvar</text:p>
        </text:list-item>
        <text:list-item>
          <text:p text:style-name="P58"><text:span text:style-name="T152">Udělat pár kroků a s</text:span>eslat kouzlo</text:p>
        </text:list-item>
        <text:list-item>
          <text:p text:style-name="P59"><text:span text:style-name="T151">Pečlivě z</text:span>amířit</text:p>
        </text:list-item>
        <text:list-item>
          <text:p text:style-name="P60">Dorazit vyřazeného protivníka</text:p>
        </text:list-item>
      </text:list>
      <text:h text:style-name="P36" text:outline-level="4"><text:bookmark-start text:name="__RefHeading___Toc55812_3418939573"/>Vzdálenost<text:bookmark-end text:name="__RefHeading___Toc55812_3418939573"/></text:h>
      <text:p text:style-name="P13"><text:span text:style-name="T54">Kontaktní </text:span><text:span text:style-name="T55">vzdálenost</text:span> – <text:span text:style-name="T145">pár kroků od tebe</text:span></text:p>
      <text:list xml:id="list1355532759" text:style-name="L148">
        <text:list-item>
          <text:p text:style-name="P61">Protivníky v kontaktní vzdálenosti můžeš ohrozit zblízka, i když se od tebe v tomto kole snaží utéct</text:p>
        </text:list-item>
      </text:list>
      <text:p text:style-name="P13"><text:span text:style-name="T54">Krátká </text:span><text:span text:style-name="T55">vzdálenost</text:span> – v dostřelu malé vrhací zbraně</text:p>
      <text:list xml:id="list1021827054" text:style-name="L149">
        <text:list-item>
          <text:p text:style-name="P62">Dá se uběhnout za <text:span text:style-name="T161">1</text:span> kol<text:span text:style-name="T183">o</text:span></text:p>
        </text:list-item>
        <text:list-item>
          <text:p text:style-name="P62"><text:soft-page-break/><text:span text:style-name="T161">Pokud je tedy od tebe protivník v </text:span><text:span text:style-name="T51">krátké vzdálenosti</text:span><text:span text:style-name="T161"> a neustupuje ani neutíká, můžeš k němu v jednom kole doběhnout a rovnou na něj zaútočit zblízka. Když od tebe ustupuje, dostaneš se k němu až v příštím kole. Když utíká, musíš ho nejdřív dohonit (viz kapitola</text:span><text:span text:style-name="T41"> </text:span><text:span text:style-name="Odkaz_20_na_20_kapitolu"><text:bookmark-ref text:reference-format="text" text:ref-name="__RefHeading___Toc23284_831167585">Error: Reference source not found</text:bookmark-ref></text:span><text:span text:style-name="T114">)</text:span></text:p>
        </text:list-item>
      </text:list>
      <text:p text:style-name="P13"><text:span text:style-name="T54">Střední </text:span><text:span text:style-name="T55">vzdálenost</text:span> – v dostřelu <text:span text:style-name="T115">oštěpu</text:span> nebo kuše</text:p>
      <text:list xml:id="list175797405" text:style-name="L150">
        <text:list-item>
          <text:p text:style-name="P63">Dá se uběhnout za 2-3 kola</text:p>
        </text:list-item>
      </text:list>
      <text:p text:style-name="P13"><text:span text:style-name="T54">Dlouhá </text:span><text:span text:style-name="T55">vzdálenost</text:span> – v dostřelu dlouhého luku</text:p>
      <text:list xml:id="list1139662593" text:style-name="L151">
        <text:list-item>
          <text:p text:style-name="P64">Dá se uběhnout za 4-9 kol</text:p>
        </text:list-item>
      </text:list>
      <text:h text:style-name="P37" text:outline-level="4"><text:bookmark-start text:name="__RefHeading___Toc55814_3418939573"/>Rychlost<text:bookmark-end text:name="__RefHeading___Toc55814_3418939573"/></text:h>
      <text:list xml:id="list409330213" text:style-name="L152">
        <text:list-item>
          <text:p text:style-name="P86"><text:span text:style-name="T18">Pokud z nějakého důvodu nemůžeš běhat, třeba když se </text:span><text:span text:style-name="T1">soustředíš</text:span><text:span text:style-name="T18"> na nějakou schopnost či kouzlo </text:span><text:span text:style-name="T15">nebo</text:span><text:span text:style-name="T18"> když máš vážně zraněnou nohu nebo břicho</text:span><text:span text:style-name="T16">,</text:span><text:span text:style-name="T18"> pohybuješ se poloviční rychlostí, takže </text:span><text:span text:style-name="T1">krátkou vzdálenost</text:span><text:span text:style-name="T7"> urazíš za dvě kola. </text:span><text:span text:style-name="T6">To samé platí, když chceš dělat něco, při čem se dost dobře nedá běhat: střílet, kouzlit, nabíjet luk, vytahovat věci z torny a podobně.</text:span></text:p>
        </text:list-item>
        <text:list-item>
          <text:p text:style-name="P65"><text:span text:style-name="T136">Když</text:span> jsi <text:span text:style-name="T42">vyřazený z boje</text:span><text:span text:style-name="T56">, </text:span><text:span text:style-name="T64">můžeš se </text:span><text:span text:style-name="T65">nanejvýš </text:span><text:span text:style-name="T68">pomalu</text:span><text:span text:style-name="T64"> plazit</text:span><text:span text:style-name="T58">.</text:span></text:p>
        </text:list-item>
        <text:list-item>
          <text:p text:style-name="P66"><text:span text:style-name="T58">K</text:span><text:span text:style-name="T56">dyž míříš, nabíjíš kuši a podobně, tak se nemůžeš přesouvat vůbec.</text:span></text:p>
        </text:list-item>
      </text:list>
      <text:p text:style-name="P14"><text:span text:style-name="T49">Z</text:span><text:span text:style-name="T44">pomalení</text:span><text:span text:style-name="T87"> znamená snížení rychlosti na polovinu. </text:span><text:span text:style-name="T43">Z</text:span><text:span text:style-name="T44">rychl</text:span><text:span text:style-name="T49">ení</text:span><text:span text:style-name="T87"> znamená </text:span><text:span text:style-name="T92">její</text:span><text:span text:style-name="T87"> zdvojnásobení.</text:span></text:p>
      <text:h text:style-name="P37" text:outline-level="4"><text:bookmark-start text:name="__RefHeading___Toc55816_3418939573"/>Hod na ú<text:span text:style-name="T187">tok</text:span> a na obranu<text:bookmark-end text:name="__RefHeading___Toc55816_3418939573"/></text:h>
      <text:p text:style-name="P15"><text:span text:style-name="T150">V obou případech se hází </text:span><text:span text:style-name="T110">Vlastnost + k6 + postihy a bonusy</text:span><text:span text:style-name="T150">.</text:span></text:p>
      <text:p text:style-name="P8"><text:soft-page-break/>Při hodu <text:span text:style-name="T20">na ú</text:span><text:span text:style-name="T23">tok</text:span>:</text:p>
      <text:list xml:id="list2458531191" text:style-name="L153">
        <text:list-item>
          <text:p text:style-name="P87">Když <text:span text:style-name="T159">bojuješ na blízko beze zbraně,</text:span> s těžkou zbraní nebo v těžké zbroji, házíš<text:span text:style-name="T72"> </text:span><text:span text:style-name="T71">Fyzičkou</text:span><text:span text:style-name="T69">. </text:span><text:span text:style-name="T71">Platí to i p</text:span><text:span text:style-name="T77">ro</text:span><text:span text:style-name="T74"> </text:span><text:span text:style-name="T77">těžké</text:span><text:span text:style-name="T71"> vrhací zbran</text:span><text:span text:style-name="T77">ě</text:span><text:span text:style-name="T71"> </text:span><text:span text:style-name="T74">nebo</text:span><text:span text:style-name="T71"> když bojuješ se dvěma zbraněmi a </text:span><text:span text:style-name="T74">jen</text:span><text:span text:style-name="T71"> jedna z nich je těžká. </text:span><text:span text:style-name="T80">Fyzičkou také házíš, k</text:span><text:span text:style-name="T78">dyž se snažíš někam doběhnout rychleji než tvůj protivník </text:span><text:span text:style-name="T80">a</text:span><text:span text:style-name="T79"> když se s někým přetlačuješ nebo přetahuješ</text:span><text:span text:style-name="T70">.</text:span></text:p>
        </text:list-item>
        <text:list-item>
          <text:p text:style-name="P67">Když střílíš z libovolné zbraně, házíš Finesou <text:span text:style-name="T165">(i když střílíš v těžké zbroji)</text:span>.</text:p>
        </text:list-item>
        <text:list-item>
          <text:p text:style-name="P87"><text:span text:style-name="T70">Když sesíláš </text:span><text:span text:style-name="T73">kouzlo, ať už</text:span><text:span text:style-name="T70"> sám nebo pomocí svitku či jiného magického předmětu, </text:span><text:span text:style-name="T93">a máš na sobě těžkou zbroj, házíš Fyzičkou nebo Duší podle toho, co máš menší. Když těžkou zbroj nemáš,</text:span><text:span text:style-name="T70"> házíš Duší</text:span><text:span text:style-name="T75">.</text:span></text:p>
        </text:list-item>
        <text:list-item>
          <text:p text:style-name="P88"><text:span text:style-name="T160">V ostatních případech, například když nemáš těžkou zbroj a bojuješ lehkou zbraní, házíš lehkou vrhací zbraň, snažíš se někoho srazit na zem, chceš dostat z nevýhodné pozice a podobně, si můžeš </text:span><text:span text:style-name="T20">na ú</text:span><text:span text:style-name="T23">tok</text:span><text:span text:style-name="T160"> hodit Fyzičkou nebo Finesou podle toho, co je pro tebe lepší.</text:span></text:p>
        </text:list-item>
      </text:list>
      <text:p text:style-name="P19">Při hodu <text:span text:style-name="T42">na obranu</text:span>:</text:p>
      <text:list xml:id="list2500429545" text:style-name="L154">
        <text:list-item>
          <text:p text:style-name="P68">Když se bráníš proti kouzlu <text:span text:style-name="T162">nebo odoláváš nějaké schopnosti</text:span>, házíš vlastností, která je uvedená v jeho <text:span text:style-name="T162">nebo jejím</text:span> popisu.</text:p>
        </text:list-item>
        <text:list-item>
          <text:p text:style-name="P69">Když se bráníš proti čemukoliv jinému <text:span text:style-name="T158">a máš na sobě těžkou zbroj, házíš Fyzičkou. Když těžkou zbroj nemáš, házíš Finesou.</text:span></text:p>
        </text:list-item>
        <text:list-item>
          <text:p text:style-name="P69">Když odoláváš jedu, házíš Fyzičkou.</text:p>
        </text:list-item>
        <text:list-item>
          <text:p text:style-name="P89"><text:soft-page-break/><text:span text:style-name="T168">Když se bráníš kouzlem a máš na sobě těžkou zbroj, házíš Fyzičkou nebo Duší podle toho, co máš menší. Když těžkou zbroj nemáš, házíš Duší</text:span><text:span text:style-name="T76">. </text:span><text:span text:style-name="T81">Platí to i v případě, že se kouzlem bráníš před jiným kouzlem nebo před nějakou schopností (</text:span><text:span text:style-name="T95">při obraně kouzlem si tedy </text:span><text:span text:style-name="T94">ne</text:span><text:span text:style-name="T81">házíš vlastností uvedenou u toho, před čím se bráníš).</text:span></text:p>
        </text:list-item>
        <text:list-item>
          <text:p text:style-name="P90"><text:span text:style-name="T81">P</text:span><text:span text:style-name="T56">okud se vůbec nemůže</text:span><text:span text:style-name="T86">š</text:span><text:span text:style-name="T56"> hýbat, třeba protože j</text:span><text:span text:style-name="T86">si</text:span><text:span text:style-name="T56"> </text:span><text:span text:style-name="T42">vyřazený z boje</text:span><text:span text:style-name="T56">, v </text:span><text:span text:style-name="T42">bezvědomí</text:span><text:span text:style-name="T56">, pevně svázaný, paralyzovaný kouzlem a podobně, tak si do hodu </text:span><text:span text:style-name="T42">na obranu</text:span><text:span text:style-name="T56"> vlastnost vůbec nepočítá</text:span><text:span text:style-name="T86">š </text:span><text:span text:style-name="T88">(viz</text:span><text:span text:style-name="T56"> </text:span><text:span text:style-name="Odkaz_20_na_20_kapitolu"><text:bookmark-ref text:reference-format="text" text:ref-name="__RefHeading___Toc70948_4008629961">Error: Reference source not found</text:bookmark-ref></text:span><text:span text:style-name="T88">).</text:span></text:p>
        </text:list-item>
      </text:list>
      <text:h text:style-name="Heading_20_4" text:outline-level="4"><text:bookmark-start text:name="__RefHeading___Toc55818_3418939573"/>Pořadí házení<text:bookmark-end text:name="__RefHeading___Toc55818_3418939573"/></text:h>
      <text:p text:style-name="P21"><text:span text:style-name="T47">N</text:span><text:span text:style-name="T45">a ú</text:span><text:span text:style-name="T50">tok</text:span><text:span text:style-name="T59"> </text:span><text:span text:style-name="T84">se </text:span><text:span text:style-name="T59">hází</text:span><text:span text:style-name="T57"> v pořadí, v jakém </text:span><text:span text:style-name="T60">jsou záměry zřetězené</text:span><text:span text:style-name="T57">. </text:span><text:span text:style-name="T62">Když </text:span><text:span text:style-name="T90">více spojenců</text:span><text:span text:style-name="T62"> ohrožuje stejného protivníka, </text:span><text:span text:style-name="T61">na pořadí </text:span><text:span text:style-name="T85">se</text:span><text:span text:style-name="T61"> </text:span><text:span text:style-name="T90">mohou</text:span><text:span text:style-name="T61"> domluvit.</text:span><text:span text:style-name="T63"><text:line-break/><text:tab/></text:span><text:span text:style-name="T90">Když pořadí není možné rozhodnout úvahou, rozhodují výsledky hodů </text:span><text:span text:style-name="T20">na ú</text:span><text:span text:style-name="T23">tok</text:span><text:span text:style-name="T90"> (od nejvyššího po nejnižší, v případě rovnosti se hází znova).</text:span></text:p>
      <text:h text:style-name="P38" text:outline-level="4"><text:bookmark-start text:name="__RefHeading___Toc55820_3418939573"/><text:span text:style-name="T167">Útok na více</text:span> protivník<text:span text:style-name="T167">ů</text:span><text:bookmark-end text:name="__RefHeading___Toc55820_3418939573"/></text:h>
      <text:p text:style-name="P21"><text:span text:style-name="T164">Pokud útočíš něčím, co zasahuje víc cílů, </text:span><text:span text:style-name="T66">házíš </text:span><text:span text:style-name="T20">na ú</text:span><text:span text:style-name="T23">tok</text:span><text:span text:style-name="T66"> bez postihu, </text:span><text:span text:style-name="T88">jinak s postihem</text:span><text:span text:style-name="T66"> -</text:span><text:span text:style-name="T67">1 za každ</text:span><text:span text:style-name="T82">ý cíl </text:span><text:span text:style-name="T83">nad první</text:span><text:span text:style-name="T66">. </text:span><text:span text:style-name="T49">N</text:span><text:span text:style-name="T46">a </text:span><text:span text:style-name="T50">útok</text:span><text:span text:style-name="T96"> házíš jen jednou a výsledek </text:span><text:span text:style-name="T97">postupně</text:span><text:span text:style-name="T96"> použiješ proti </text:span><text:span text:style-name="T97">všem</text:span><text:span text:style-name="T96"> cíl</text:span><text:span text:style-name="T97">ům</text:span><text:span text:style-name="T96">.</text:span></text:p>
      <text:h text:style-name="P38" text:outline-level="4"><text:bookmark-start text:name="__RefHeading___Toc55822_3418939573"/>Boj na dálku<text:bookmark-end text:name="__RefHeading___Toc55822_3418939573"/></text:h>
      <text:p text:style-name="P10">Při boji na dálku, ať už střelnou zbraní, vrhací zbraní, kouzlem, nebo čímkoliv jiným si počítáš postih podle vzdálenosti cíle:</text:p>
      <text:list xml:id="list46500838" text:style-name="L155">
        <text:list-item>
          <text:p text:style-name="P70"><text:span text:style-name="T42">Kontaktní</text:span> nebo <text:span text:style-name="T42">krátká</text:span>: <text:span text:style-name="T56">bez postihu</text:span></text:p>
        </text:list-item>
        <text:list-item>
          <text:p text:style-name="P70"><text:span text:style-name="T42">Střední</text:span>:<text:span text:style-name="T56"> postih -1</text:span></text:p>
        </text:list-item>
        <text:list-item>
          <text:p text:style-name="P91"><text:soft-page-break/><text:span text:style-name="T49">Dlouhá:</text:span><text:span text:style-name="T88"> postih -2</text:span></text:p>
        </text:list-item>
      </text:list>
      <text:h text:style-name="P39" text:outline-level="4"><text:bookmark-start text:name="__RefHeading___Toc55824_3418939573"/>Přerušení soustředění<text:bookmark-end text:name="__RefHeading___Toc55824_3418939573"/></text:h>
      <text:p text:style-name="P12"><text:span text:style-name="T8">Přerušit někomu </text:span><text:span text:style-name="T2">soustředění</text:span><text:span text:style-name="T8"> </text:span><text:span text:style-name="T10">můžeš například tím, že </text:span><text:span text:style-name="T9">d</text:span><text:span text:style-name="T10">o něj vrazíš, srazíš ho na zem </text:span><text:span text:style-name="T11">a</text:span><text:span text:style-name="T10"> podobně. </text:span><text:span text:style-name="T3">Soustředění</text:span><text:span text:style-name="T12"> také přeruší jakékoliv zranění. </text:span><text:span text:style-name="T91">Když zbroj, štít nebo odolnost proti zranění </text:span><text:span text:style-name="T98">sníží zranění na nula</text:span><text:span text:style-name="T91">, </text:span><text:span text:style-name="T98">zásah</text:span><text:span text:style-name="T91"> </text:span><text:span text:style-name="T48">soustředění</text:span><text:span text:style-name="T91"> nepřeruší.</text:span></text:p>
      <text:h text:style-name="P40" text:outline-level="4"><text:bookmark-start text:name="__RefHeading___Toc55826_3418939573"/><text:span text:style-name="T134">V</text:span>ýhod<text:span text:style-name="T134">y</text:span> a nevýhod<text:span text:style-name="T135">y</text:span><text:bookmark-end text:name="__RefHeading___Toc55826_3418939573"/></text:h>
      <text:list xml:id="list2621155305" text:style-name="L156">
        <text:list-item>
          <text:p text:style-name="P45"><text:span text:style-name="T140">Za každou výhodu </text:span><text:span text:style-name="T142">máš</text:span><text:span text:style-name="T140"> </text:span><text:span text:style-name="T142">+</text:span><text:span text:style-name="T140">1 </text:span><text:span text:style-name="T142">k hodu,</text:span><text:span text:style-name="T140"> za každou nevýhodu naopak -</text:span><text:span text:style-name="T142">1.</text:span></text:p>
        </text:list-item>
      </text:list>
      <text:list xml:id="list1109981869" text:style-name="L157">
        <text:list-item>
          <text:p text:style-name="P92"><text:span text:style-name="T122">Výhody a nevýhody si počítáš, i když se do nich dostaneš v průběhu kola</text:span><text:span text:style-name="T123">.</text:span></text:p>
        </text:list-item>
        <text:list-item>
          <text:p text:style-name="P92"><text:span text:style-name="T127">Když se na tebe něco vztahuje stejně jako na tvého protivníka, výhodu za to nebude mít žádný z vás</text:span><text:span text:style-name="T128">.</text:span></text:p>
        </text:list-item>
        <text:list-item>
          <text:p text:style-name="P46">Postihy a bonusy za výhody nebo nevýhody stejného druhu se nesčítají. Každá nevýhoda ale omezuje, co můžeš dělat.</text:p>
        </text:list-item>
        <text:list-item>
          <text:p text:style-name="P47"><text:span text:style-name="T146">Počítáš si vždy jen výhody a nevýhody, které se vztahují k tomu, co se snažíš udělat</text:span>.</text:p>
        </text:list-item>
        <text:list-item>
          <text:p text:style-name="P48">Na kouzlení se vztahují stejné výhody a nevýhody jako na střelbu.</text:p>
        </text:list-item>
      </text:list>
      <text:p text:style-name="P9">Nejčastější druhy <text:span text:style-name="T137">výhod a</text:span> nevýhod <text:span text:style-name="T137">v boji</text:span> jsou:</text:p>
      <text:list xml:id="list2089559655" text:style-name="L158">
        <text:list-header>
          <text:p text:style-name="P71"><text:span text:style-name="T190">ztížení</text:span> pohybu, <text:span text:style-name="T186">ztížení viditelnosti, nevhodná zbraň, nadměrný náklad, kryt, dezorientace, strach, vyvedení z rovnováhy, překvapení, střelba na běžící cíl, útok do zad, vyčerpání</text:span></text:p>
        </text:list-header>
      </text:list>
      <text:p text:style-name="P17"><text:soft-page-break/><text:span text:style-name="T17">Výhody a nevýhody jsou </text:span><text:span text:style-name="T13">vždy</text:span><text:span text:style-name="T17"> spojené </text:span><text:span text:style-name="T5">s nějakým stavem nebo situací</text:span><text:span text:style-name="T17"> ve hře. </text:span><text:span text:style-name="T4">Jakmile </text:span><text:span text:style-name="T5">t</text:span><text:span text:style-name="T14">ato situace skončí</text:span><text:span text:style-name="T4">, zmizí i výhoda či nevýhoda. </text:span><text:span text:style-name="T117">J</text:span><text:span text:style-name="T118">ednorázové výhody a nevýhody, jako třeba překvapení, vyvedení z rovnováhy </text:span><text:span text:style-name="T119">nebo útok do zad </text:span><text:span text:style-name="T125">trvají</text:span><text:span text:style-name="T118"> pouze</text:span><text:span text:style-name="T120"> jed</text:span><text:span text:style-name="T124">no</text:span><text:span text:style-name="T120"> </text:span><text:span text:style-name="T124">kolo</text:span><text:span text:style-name="T118">.</text:span></text:p>
      <text:h text:style-name="P41" text:outline-level="4"><text:bookmark-start text:name="__RefHeading___Toc55828_3418939573"/>Plná obrana<text:bookmark-end text:name="__RefHeading___Toc55828_3418939573"/></text:h>
      <text:p text:style-name="P22"><text:span text:style-name="T130">Když </text:span><text:span text:style-name="T131">se</text:span><text:span text:style-name="T130"> soustředíš se na obranu, neházíš</text:span><text:span text:style-name="T121"> </text:span><text:span text:style-name="T26">na ú</text:span><text:span text:style-name="T27">tok</text:span><text:span text:style-name="T38">, </text:span><text:span text:style-name="T39">ale </text:span><text:span text:style-name="T129">máš výhodu (+1) </text:span><text:span text:style-name="T102">na všechny </text:span><text:span text:style-name="T53">hody na obranu</text:span><text:span text:style-name="T116">.</text:span></text:p>
      <text:h text:style-name="P41" text:outline-level="4"><text:bookmark-start text:name="__RefHeading___Toc25641_406846050111"/>Klamný útok nebo jiná finta<text:bookmark-end text:name="__RefHeading___Toc25641_406846050111"/></text:h>
      <text:p text:style-name="P23"><text:span text:style-name="T103">K</text:span><text:span text:style-name="T106">dyž se snažíš někoho rozhodit nějakou fintou nebo klamným útokem, </text:span><text:span text:style-name="T103">n</text:span><text:span text:style-name="T121">eházíš </text:span><text:span text:style-name="T26">na ú</text:span><text:span text:style-name="T27">tok</text:span><text:span text:style-name="T126">, </text:span><text:span text:style-name="T132">ale</text:span><text:span text:style-name="T126"> </text:span><text:span text:style-name="T129">v následujícím </text:span><text:span text:style-name="T132">kole</text:span><text:span text:style-name="T129"> budeš mít výhodu (+1) na všechny hody, které budou z tvé přípravy těžit. </text:span><text:span text:style-name="T133">Přípravu nemusíš využít hned, můžeš si například počíhat za rohem a bonus si započítat, až zpoza něj někdo vyjde.</text:span></text:p>
      <text:h text:style-name="P41" text:outline-level="4"><text:bookmark-start text:name="__RefHeading___Toc55830_3418939573"/>Míření<text:bookmark-end text:name="__RefHeading___Toc55830_3418939573"/></text:h>
      <text:p text:style-name="P21"><text:span text:style-name="T107">Když míříš, </text:span><text:span text:style-name="T105">n</text:span><text:span text:style-name="T103">eházíš </text:span><text:span text:style-name="T26">na ú</text:span><text:span text:style-name="T27">tok</text:span><text:span text:style-name="T104"> </text:span><text:span text:style-name="T109">a</text:span><text:span text:style-name="T108"> na následující výstřel</text:span><text:span text:style-name="T107"> budeš mít</text:span><text:span text:style-name="T104"> výhodu (+1).</text:span></text:p>
      <text:h text:style-name="P42" text:outline-level="4"><text:bookmark-start text:name="__RefHeading___Toc55832_3418939573"/>Výsledek hodu na ú<text:span text:style-name="T187">tok</text:span><text:bookmark-end text:name="__RefHeading___Toc55832_3418939573"/></text:h>
      <text:p text:style-name="P16"><text:span text:style-name="T191">R</text:span>ozdíl hodů určuje počet úspěchů.</text:p>
      <text:list xml:id="list2801023825" text:style-name="L159">
        <text:list-item>
          <text:p text:style-name="P72">Pokud jsi hodil stejně, nebo jsi <text:span text:style-name="T191">protivníka</text:span> přehodil o 1 či 2, máš <text:span text:style-name="T138">proti němu</text:span> jeden úspěch</text:p>
        </text:list-item>
        <text:list-item>
          <text:p text:style-name="P72">Jestliže jsi ho přehodil o 3-5, máš <text:span text:style-name="T138">proti němu</text:span> <text:span text:style-name="T139">dva</text:span> úspěchy</text:p>
        </text:list-item>
        <text:list-item>
          <text:p text:style-name="P72">Pokud jsi ho přehodil o 6 nebo víc, máš <text:span text:style-name="T138">proti němu dokonce</text:span> tři úspěchy. <text:span text:style-name="T185">Více než tři úspěchy není možné získat</text:span></text:p>
        </text:list-item>
      </text:list>
      <text:p text:style-name="P18">Za jeden úspěch můžeš například:</text:p>
      <text:list xml:id="list4140281541" text:style-name="L160">
        <text:list-item>
          <text:p text:style-name="P73"><text:soft-page-break/>Zranit ho <text:span text:style-name="T169">(viz kapitola </text:span><text:span text:style-name="Odkaz_20_na_20_kapitolu"><text:bookmark-ref text:reference-format="text" text:ref-name="__RefHeading___Toc33059_2891756509">Error: Reference source not found</text:bookmark-ref></text:span><text:span text:style-name="Odkaz_20_na_20_kapitolu"><text:span text:style-name="T141">)</text:span></text:span></text:p>
          <text:list>
            <text:list-item>
              <text:p text:style-name="P74"><text:span text:style-name="Odkaz_20_na_20_kapitolu"><text:span text:style-name="T37">V jednom kole můžeš protivníka zranit pouze jednou.</text:span></text:span><text:span text:style-name="Odkaz_20_na_20_kapitolu"><text:span text:style-name="T35"> I když tedy proti němu máš více úspěchů, jen jeden z nich může </text:span></text:span><text:span text:style-name="Odkaz_20_na_20_kapitolu"><text:span text:style-name="T36">představovat</text:span></text:span><text:span text:style-name="Odkaz_20_na_20_kapitolu"><text:span text:style-name="T35"> zranění</text:span></text:span></text:p>
            </text:list-item>
            <text:list-item>
              <text:p text:style-name="P75">Za další úspěch můžeš ze zranění udělat vážné <text:span text:style-name="T175">(pokud jsi ho zranil alespoň za 3 životy, viz </text:span><text:span text:style-name="Odkaz_20_na_20_kapitolu"><text:bookmark-ref text:reference-format="text" text:ref-name="__RefHeading___Toc47594_2585827368">Error: Reference source not found</text:bookmark-ref></text:span><text:span text:style-name="T175">),</text:span> zasáhnout část těla, která není krytá zbrojí (<text:span text:style-name="T176">viz </text:span><text:span text:style-name="Odkaz_20_na_20_kapitolu"><text:bookmark-ref text:reference-format="text" text:ref-name="__RefHeading___Toc48286_2585827368">Error: Reference source not found</text:bookmark-ref></text:span>), <text:span text:style-name="T176">nebo obejít jeho štít (viz </text:span><text:span text:style-name="Odkaz_20_na_20_kapitolu"><text:bookmark-ref text:reference-format="text" text:ref-name="__RefHeading___Toc48288_2585827368">Error: Reference source not found</text:bookmark-ref></text:span><text:span text:style-name="T176">)</text:span></text:p>
            </text:list-item>
          </text:list>
        </text:list-item>
        <text:list-item>
          <text:p text:style-name="P76">Zasáhnout předmět, který drží, nebo ho má na sobě<text:span text:style-name="T178"> (viz </text:span><text:span text:style-name="Odkaz_20_na_20_kapitolu"><text:bookmark-ref text:reference-format="text" text:ref-name="__RefHeading___Toc60491_2585827368">Error: Reference source not found</text:bookmark-ref></text:span><text:span text:style-name="T177">)</text:span></text:p>
        </text:list-item>
        <text:list-item>
          <text:p text:style-name="P77">Chytit ho, srazit ho k zemi, přimáčknout ho ke zdi a podobně <text:span text:style-name="T177">(viz </text:span><text:span text:style-name="Odkaz_20_na_20_kapitolu"><text:bookmark-ref text:reference-format="text" text:ref-name="__RefHeading___Toc47364_2585827368">Error: Reference source not found</text:bookmark-ref></text:span><text:span text:style-name="T177">)</text:span></text:p>
        </text:list-item>
        <text:list-item>
          <text:p text:style-name="P78"><text:span text:style-name="T148">N</text:span>ěkam ho zatlačit či odtáhnout <text:span text:style-name="T179">(viz </text:span><text:span text:style-name="Odkaz_20_na_20_kapitolu"><text:bookmark-ref text:reference-format="text" text:ref-name="__RefHeading___Toc25558_4008629961">Error: Reference source not found</text:bookmark-ref></text:span><text:span text:style-name="T179">)</text:span></text:p>
        </text:list-item>
        <text:list-item>
          <text:p text:style-name="P79">Zastoupit mu cestu <text:span text:style-name="T180">(viz </text:span><text:span text:style-name="Odkaz_20_na_20_kapitolu"><text:bookmark-ref text:reference-format="text" text:ref-name="__RefHeading___Toc26512_4008629961">Error: Reference source not found</text:bookmark-ref></text:span><text:span text:style-name="T180">)</text:span></text:p>
        </text:list-item>
        <text:list-item>
          <text:p text:style-name="P78">Dostat se z nevýhody, ve které tě drží <text:span text:style-name="T181">(viz </text:span><text:span text:style-name="Odkaz_20_na_20_kapitolu"><text:bookmark-ref text:reference-format="text" text:ref-name="__RefHeading___Toc27000_4008629961">Error: Reference source not found</text:bookmark-ref></text:span><text:span text:style-name="T181">)</text:span></text:p>
        </text:list-item>
        <text:list-item>
          <text:p text:style-name="P80">V něčem mu zabránit (viz <text:span text:style-name="Odkaz_20_na_20_kapitolu"><text:bookmark-ref text:reference-format="text" text:ref-name="__RefHeading___Toc48749_4008629961">Error: Reference source not found</text:bookmark-ref></text:span>)</text:p>
        </text:list-item>
      </text:list>
      <text:p text:style-name="P11"><text:span text:style-name="T149">Za dva úspěchy můžeš</text:span>:</text:p>
      <text:list xml:id="list153530410636013" text:continue-numbering="true" text:style-name="L160">
        <text:list-item>
          <text:p text:style-name="P78">Odzbrojit <text:span text:style-name="T143">ho (viz </text:span><text:span text:style-name="Odkaz_20_na_20_kapitolu"><text:bookmark-ref text:reference-format="text" text:ref-name="__RefHeading___Toc39311_4008629961">Error: Reference source not found</text:bookmark-ref></text:span><text:span text:style-name="T143">)</text:span></text:p>
        </text:list-item>
        <text:list-item>
          <text:p text:style-name="P81"><text:soft-page-break/>Srazit <text:span text:style-name="T144">ho do propasti</text:span> <text:span text:style-name="T144">nebo zatlačit</text:span> <text:span text:style-name="T144">do</text:span> <text:span text:style-name="T143">pasti (viz </text:span><text:span text:style-name="Odkaz_20_na_20_kapitolu"><text:bookmark-ref text:reference-format="text" text:ref-name="__RefHeading___Toc30464_3828966542">Error: Reference source not found</text:bookmark-ref></text:span><text:span text:style-name="T143">)</text:span></text:p>
        </text:list-item>
        <text:list-item>
          <text:p text:style-name="P82">Zabránit mu v mluvení <text:span text:style-name="T182">(viz </text:span><text:span text:style-name="Odkaz_20_na_20_kapitolu"><text:bookmark-ref text:reference-format="text" text:ref-name="__RefHeading___Toc39801_4008629961">Error: Reference source not found</text:bookmark-ref></text:span><text:span text:style-name="T182">)</text:span></text:p>
        </text:list-item>
      </text:list>
      <text:p text:style-name="P20"><text:span text:style-name="T89">P</text:span><text:span text:style-name="T56">otřebné dva úspěchy </text:span><text:span text:style-name="T99">můžeš</text:span><text:span text:style-name="T56"> získat i postupně ve více kolech, nebo ve spolupráci s někým dalším.</text:span></text:p>
      <text:p text:style-name="P7">Výsledek musí odpovídat úmyslům a musí dávat smysl.</text:p>
      <text:h text:style-name="P40" text:outline-level="4"><text:bookmark-start text:name="__RefHeading___Toc55834_3418939573"/>Zranění kouz<text:span text:style-name="T147">lem</text:span><text:bookmark-end text:name="__RefHeading___Toc55834_3418939573"/></text:h>
      <text:p text:style-name="P17">Zranění kouzla určíš tak, že hodíš příslušný počet kostek zranění <text:span text:style-name="T184">(kz)</text:span> a spočítáš ty, na kterých padlo 4 nebo víc.</text:p>
      <text:h text:style-name="P40" text:outline-level="4"><text:bookmark-start text:name="__RefHeading___Toc55836_3418939573"/><text:span text:style-name="T40">P</text:span><text:span text:style-name="T19">řidané zranění</text:span><text:bookmark-end text:name="__RefHeading___Toc55836_3418939573"/></text:h>
      <text:p text:style-name="P5"><text:span text:style-name="T192">Na přidané zranění si můžeš hodit, když máš nějaký efekt, který ho způsobuje, a za jeden z úspěchů se rozhodneš protivníka zranit</text:span>.</text:p>
      <text:list xml:id="list2420847942" text:style-name="L161">
        <text:list-item>
          <text:p text:style-name="P93">Každé přidané zranění si zasažený znovu sníží za Zbroj <text:span text:style-name="T192">a odolnost</text:span> proti tomuto druhu zranění a <text:span text:style-name="T193">za </text:span>štít.</text:p>
        </text:list-item>
      </text:list>
      <text:p text:style-name="P17">/<text:span text:style-name="T194">* Co kouzlo </text:span><text:span text:style-name="T52">magický štít</text:span><text:span text:style-name="T194">? Asi by se znovu odečítat nemělo. TODO: napsat to k němu. */</text:span></text:p>
      <text:h text:style-name="P40" text:outline-level="4"><text:bookmark-start text:name="__RefHeading___Toc55838_3418939573"/>Vyřazení z boje <text:span text:style-name="T166">a bezvědomí</text:span><text:bookmark-end text:name="__RefHeading___Toc55838_3418939573"/></text:h>
      <text:p text:style-name="P17"><text:span text:style-name="T28">Když ti </text:span><text:span text:style-name="T30">po odečtení zranění</text:span><text:span text:style-name="T28"> klesnou životy na </text:span><text:span text:style-name="T29">nulu</text:span><text:span text:style-name="T28"> nebo méně, jsi </text:span><text:span text:style-name="T21">vyřazený</text:span><text:span text:style-name="T28">. </text:span><text:span text:style-name="T31">Nejsi schopen boje ani kouzlení, zvládneš jen šeptat a můžeš se nanejvýš pomalu plazit.</text:span><text:span text:style-name="T28"><text:line-break/><text:tab/></text:span><text:span text:style-name="T30">Životy mohou jít i do záporu. </text:span><text:span text:style-name="T32">K</text:span><text:span text:style-name="T31">dyž </text:span><text:span text:style-name="T32">ti</text:span><text:span text:style-name="T31"> klesnou na -6 nebo méně, </text:span><text:soft-page-break/><text:span text:style-name="T31">upadneš do </text:span><text:span text:style-name="T22">bezvědomí</text:span><text:span text:style-name="T31">.<text:line-break/><text:tab/></text:span><text:span text:style-name="T33">Z </text:span><text:span text:style-name="T24">bezvědomí</text:span><text:span text:style-name="T33"> se probereš, když ti někdo vyléčí dostatek životů, aby ses dostal nad -</text:span><text:span text:style-name="T34">6 životů a </text:span><text:span text:style-name="T25">vyřazený</text:span><text:span text:style-name="T34"> přestaneš být, když se dostaneš alespoň na 1 život</text:span><text:span text:style-name="T33">.</text:span></text:p>
      <text:h text:style-name="P34" text:outline-level="4"><text:bookmark-start text:name="__RefHeading___Toc55840_3418939573"/><text:span text:style-name="T171">D</text:span><text:span text:style-name="T170">orážení protivníků</text:span><text:bookmark-end text:name="__RefHeading___Toc55840_3418939573"/></text:h>
      <text:p text:style-name="P17"><text:span text:style-name="T173">Dorážení zabere jedno kolo.</text:span><text:span text:style-name="T172"> Nemůžeš </text:span><text:span text:style-name="T174">dorážet</text:span><text:span text:style-name="T172">, když při tom na tebe někdo útočí, nebo tě jinak ohrožu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1-10T15:35:27.935000000</dc:date>
    <meta:print-date>2113-01-01T00:00:00</meta:print-date>
    <meta:editing-cycles>21222</meta:editing-cycles>
    <meta:editing-duration>P62DT18H39M51S</meta:editing-duration>
    <meta:generator>LibreOffice/6.0.5.2$Windows_X86_64 LibreOffice_project/54c8cbb85f300ac59db32fe8a675ff7683cd5a16</meta:generator>
    <meta:document-statistic meta:table-count="0" meta:image-count="0" meta:object-count="0" meta:page-count="12" meta:paragraph-count="140" meta:word-count="1701" meta:character-count="9686" meta:non-whitespace-character-count="8182"/>
  </office:meta>
</office:document-meta>
</file>